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8">
            <text:p>8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26M43S">
            <text:p>11:26:43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30M13S">
            <text:p>11:30:13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9 CPU_ALL.F1:CPU_ALL.F1 CPU_ALL.F2:CPU_ALL.F9 DISK_SUMM.D2:DISK_SUMM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52.825">
            <text:p>253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6.8375">
            <text:p>26.8</text:p>
          </table:table-cell>
          <table:table-cell table:style-name="ce4" office:value-type="float" office:value="4.125">
            <text:p>4.1</text:p>
          </table:table-cell>
          <table:table-cell table:style-name="ce4" office:value-type="float" office:value="9.1875">
            <text:p>9.2</text:p>
          </table:table-cell>
          <table:table-cell table:style-name="ce4" office:value-type="float" office:value="59.825">
            <text:p>59.8</text:p>
          </table:table-cell>
          <table:table-cell table:style-name="ce4" office:value-type="float" office:value="30.9625">
            <text:p>31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06.6">
            <text:p>407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1.7">
            <text:p>51.7</text:p>
          </table:table-cell>
          <table:table-cell table:style-name="ce4" office:value-type="float" office:value="6.9">
            <text:p>6.9</text:p>
          </table:table-cell>
          <table:table-cell table:style-name="ce4" office:value-type="float" office:value="15.5">
            <text:p>15.5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57.4">
            <text:p>57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763H28M43S">
            <text:p>11:28:43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92640894271076">
            <text:p>1.9</text:p>
          </table:table-cell>
          <table:table-cell table:style-name="ce4" office:value-type="float" office:value="1.67272727272727">
            <text:p>1.7</text:p>
          </table:table-cell>
          <table:table-cell table:style-name="ce4" office:value-type="float" office:value="1.68707482993197">
            <text:p>1.7</text:p>
          </table:table-cell>
          <table:table-cell table:style-name="ce4" office:value-type="float" office:value="1.66652737150021">
            <text:p>1.7</text:p>
          </table:table-cell>
          <table:table-cell table:style-name="ce4" office:value-type="float" office:value="1.85385547032701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3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827.856">
            <text:p>82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434858236214994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07">
            <text:p>07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26.42S">
            <text:p>00:11:2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5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5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8192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15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819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596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037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662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4934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036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21239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953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660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287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24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3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8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190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95261 0 11491 3892966 14148 0 473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4500 0 3752 969321 2580 0 318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5410 0 2730 975340 1585 0 55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0765 0 2320 977847 3237 0 45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4585 0 2688 970457 6745 0 53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571603 55 6 0 0 0 0 2 0 1 0 0 0 120 0 49351 72 0 0 0 0 0 0 0 22 0 0 0 0 0 0 0 0 28742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50822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9569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379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508595 0 574886 101700 136781 49440 0 3 158205 960 486620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3136 <text:s text:c="5"/>42 <text:s text:c="3"/>0 <text:s text:c="3"/>0 <text:s text:c="3"/>0 <text:s text:c="4"/>0 <text:s text:c="9"/>0 <text:s text:c="8"/>0 <text:s text:c="4"/>3136 <text:s text:c="5"/>4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5294364 <text:s/>216259 <text:s text:c="3"/>0 <text:s/>115 <text:s text:c="3"/>0 <text:s text:c="4"/>0 <text:s text:c="9"/>0 <text:s text:c="8"/>0 334200224 <text:s/>24607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9770 17073 710806 336908 39577 531051 4578144 4231168 0 184044 458649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9667 17043 709754 336496 39576 531051 4578144 4231164 0 183944 458608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72 0 0 0 0 0 268 2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40 0 0 0 0 0 40 4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62 165895 21 15 6 55 42 103 20 0 1 0 4 2932736 400 4294967295 15671296 15771132 3220694528 3220689500 1115158 0 0 4096 536946211 3223525726 0 0 0 2 0 0 12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16259 errors:0 dropped:11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4607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5294364 (25.2 MB) <text:s/>TX bytes:334200224 (334.2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4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136 (3.1 KB) <text:s/>TX bytes:3136 (3.1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3 <text:s text:c="5"/>3977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7.9">
            <text:p>97.9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24.4">
            <text:p>24.4</text:p>
          </table:table-cell>
          <table:table-cell office:value-type="float" office:value="2.7">
            <text:p>2.7</text:p>
          </table:table-cell>
          <table:table-cell office:value-type="float" office:value="6.1">
            <text:p>6.1</text:p>
          </table:table-cell>
          <table:table-cell office:value-type="float" office:value="66.7">
            <text:p>66.7</text:p>
          </table:table-cell>
          <table:table-cell office:value-type="float" office:value="27.1">
            <text:p>27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51.7">
            <text:p>51.7</text:p>
          </table:table-cell>
          <table:table-cell office:value-type="float" office:value="5.7">
            <text:p>5.7</text:p>
          </table:table-cell>
          <table:table-cell office:value-type="float" office:value="10.7">
            <text:p>10.7</text:p>
          </table:table-cell>
          <table:table-cell office:value-type="float" office:value="31.9">
            <text:p>31.9</text:p>
          </table:table-cell>
          <table:table-cell office:value-type="float" office:value="57.4">
            <text:p>57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28.4">
            <text:p>28.4</text:p>
          </table:table-cell>
          <table:table-cell office:value-type="float" office:value="5.4">
            <text:p>5.4</text:p>
          </table:table-cell>
          <table:table-cell office:value-type="float" office:value="15.5">
            <text:p>15.5</text:p>
          </table:table-cell>
          <table:table-cell office:value-type="float" office:value="50.7">
            <text:p>50.7</text:p>
          </table:table-cell>
          <table:table-cell office:value-type="float" office:value="33.8">
            <text:p>33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28.9">
            <text:p>28.9</text:p>
          </table:table-cell>
          <table:table-cell office:value-type="float" office:value="5.5">
            <text:p>5.5</text:p>
          </table:table-cell>
          <table:table-cell office:value-type="float" office:value="15.5">
            <text:p>15.5</text:p>
          </table:table-cell>
          <table:table-cell office:value-type="float" office:value="50">
            <text:p>50</text:p>
          </table:table-cell>
          <table:table-cell office:value-type="float" office:value="34.4">
            <text:p>34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40.3">
            <text:p>40.3</text:p>
          </table:table-cell>
          <table:table-cell office:value-type="float" office:value="6.1">
            <text:p>6.1</text:p>
          </table:table-cell>
          <table:table-cell office:value-type="float" office:value="13.4">
            <text:p>13.4</text:p>
          </table:table-cell>
          <table:table-cell office:value-type="float" office:value="40.2">
            <text:p>40.2</text:p>
          </table:table-cell>
          <table:table-cell office:value-type="float" office:value="46.4">
            <text:p>46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39.3">
            <text:p>39.3</text:p>
          </table:table-cell>
          <table:table-cell office:value-type="float" office:value="6.9">
            <text:p>6.9</text:p>
          </table:table-cell>
          <table:table-cell office:value-type="float" office:value="12.3">
            <text:p>12.3</text:p>
          </table:table-cell>
          <table:table-cell office:value-type="float" office:value="41.5">
            <text:p>41.5</text:p>
          </table:table-cell>
          <table:table-cell office:value-type="float" office:value="46.2">
            <text:p>46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8375">
            <text:p>26.84</text:p>
            <draw:frame table:end-cell-address="CPU_ALL.U37" table:end-x="0.474in" table:end-y="0.0031in" draw:z-index="0" draw:name="Chart 1" draw:style-name="gr1" svg:width="14.0496in" svg:height="5.0535in" svg:x="0.0299in" svg:y="0.0039in">
              <draw:object draw:notify-on-update-of-ranges="CPU_ALL.A2:CPU_ALL.A9 CPU_ALL.B1:CPU_ALL.B1 CPU_ALL.B2:CPU_ALL.B9 CPU_ALL.C1:CPU_ALL.C1 CPU_ALL.C2:CPU_ALL.C9 CPU_ALL.D1:CPU_ALL.D1 CPU_ALL.D2:CPU_ALL.D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125">
            <text:p>4.13</text:p>
          </table:table-cell>
          <table:table-cell office:value-type="float" office:value="9.1875">
            <text:p>9.19</text:p>
          </table:table-cell>
          <table:table-cell office:value-type="float" office:value="59.825">
            <text:p>59.83</text:p>
          </table:table-cell>
          <table:table-cell office:value-type="float" office:value="30.9625">
            <text:p>30.96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3" table:end-x="0.474in" table:end-y="0.0157in" draw:z-index="1" draw:name="Chart 2" draw:style-name="gr1" svg:width="14.0496in" svg:height="5.0524in" svg:x="0.0299in" svg:y="0.0181in">
              <draw:object draw:notify-on-update-of-ranges="CPU_ALL.A2:CPU_ALL.A9 CPU_ALL.G1:CPU_ALL.G1 CPU_ALL.G2:CPU_ALL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5.0875">
            <text:p>25.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4.2375">
            <text:p>4.2</text:p>
          </table:table-cell>
          <table:table-cell table:style-name="ce10" office:value-type="float" office:value="67.25">
            <text:p>67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4.8375">
            <text:p>24.8</text:p>
          </table:table-cell>
          <table:table-cell table:style-name="ce10" office:value-type="float" office:value="3.65">
            <text:p>3.7</text:p>
          </table:table-cell>
          <table:table-cell table:style-name="ce10" office:value-type="float" office:value="5">
            <text:p>5.0</text:p>
          </table:table-cell>
          <table:table-cell table:style-name="ce10" office:value-type="float" office:value="66.5">
            <text:p>66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7.825">
            <text:p>27.8</text:p>
          </table:table-cell>
          <table:table-cell table:style-name="ce10" office:value-type="float" office:value="3.8">
            <text:p>3.8</text:p>
          </table:table-cell>
          <table:table-cell table:style-name="ce10" office:value-type="float" office:value="6">
            <text:p>6.0</text:p>
          </table:table-cell>
          <table:table-cell table:style-name="ce10" office:value-type="float" office:value="62.35">
            <text:p>62.4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9.925">
            <text:p>29.9</text:p>
          </table:table-cell>
          <table:table-cell table:style-name="ce10" office:value-type="float" office:value="5.525">
            <text:p>5.5</text:p>
          </table:table-cell>
          <table:table-cell table:style-name="ce10" office:value-type="float" office:value="21.5375">
            <text:p>21.5</text:p>
          </table:table-cell>
          <table:table-cell table:style-name="ce10" office:value-type="float" office:value="43">
            <text:p>43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0">
            <text:p>0</text:p>
          </table:table-cell>
          <table:table-cell office:value-type="float" office:value="1303.4">
            <text:p>1303.4</text:p>
          </table:table-cell>
          <table:table-cell office:value-type="float" office:value="173.4">
            <text:p>173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0">
            <text:p>0</text:p>
          </table:table-cell>
          <table:table-cell office:value-type="float" office:value="5852.4">
            <text:p>5852.4</text:p>
          </table:table-cell>
          <table:table-cell office:value-type="float" office:value="357">
            <text:p>35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0.2">
            <text:p>0.2</text:p>
          </table:table-cell>
          <table:table-cell office:value-type="float" office:value="5500.2">
            <text:p>5500.2</text:p>
          </table:table-cell>
          <table:table-cell office:value-type="float" office:value="406.6">
            <text:p>406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1">
            <text:p>1</text:p>
          </table:table-cell>
          <table:table-cell office:value-type="float" office:value="5077.4">
            <text:p>5077.4</text:p>
          </table:table-cell>
          <table:table-cell office:value-type="float" office:value="386.8">
            <text:p>386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0">
            <text:p>0</text:p>
          </table:table-cell>
          <table:table-cell office:value-type="float" office:value="5894.4">
            <text:p>5894.4</text:p>
          </table:table-cell>
          <table:table-cell office:value-type="float" office:value="338.8">
            <text:p>338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0">
            <text:p>0</text:p>
          </table:table-cell>
          <table:table-cell office:value-type="float" office:value="3960.8">
            <text:p>3960.8</text:p>
          </table:table-cell>
          <table:table-cell office:value-type="float" office:value="358.8">
            <text:p>358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.15">
            <text:p>0.2</text:p>
            <draw:frame table:end-cell-address="DISK_SUMM.T37" table:end-x="0.6197in" table:end-y="0.0031in" draw:z-index="0" draw:name="Chart 1" draw:style-name="gr1" svg:width="14.0118in" svg:height="5.0535in" svg:x="0.0299in" svg:y="0.0039in">
              <draw:object draw:notify-on-update-of-ranges="DISK_SUMM.A2:DISK_SUMM.A9 DISK_SUMM.B1:DISK_SUMM.B1 DISK_SUMM.B2:DISK_SUMM.B9 DISK_SUMM.C1:DISK_SUMM.C1 DISK_SUMM.C2:DISK_SUMM.C9 DISK_SUMM.D2:DISK_SUMM.D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9])" office:value-type="float" office:value="3449.4">
            <text:p>3449.4</text:p>
          </table:table-cell>
          <table:table-cell table:style-name="ce11" table:formula="of:=AVERAGE([.D2:.D9])" office:value-type="float" office:value="252.825">
            <text:p>252.8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.716666666666667">
            <text:p>0.7</text:p>
          </table:table-cell>
          <table:table-cell table:style-name="ce11" table:formula="of:=IF([.C11]=0;0;MAX(SUMPRODUCT([.C2:.C9];[.C2:.C9])/SUM([.C2:.C9])-[.C11];0))" office:value-type="float" office:value="1711.40911462863">
            <text:p>1711.4</text:p>
          </table:table-cell>
          <table:table-cell table:style-name="ce11" table:formula="of:=IF([.D11]=0;0;MAX(SUMPRODUCT([.D2:.D9];[.D2:.D9])/SUM([.D2:.D9])-[.D11];0))" office:value-type="float" office:value="101.164261346781">
            <text:p>101.2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.133333333333333">
            <text:p>0.1</text:p>
          </table:table-cell>
          <table:table-cell table:style-name="ce11" table:formula="of:=ABS(MAX([.C2:.C9])-[.C11]-[.C12])" office:value-type="float" office:value="733.590885371368">
            <text:p>733.6</text:p>
          </table:table-cell>
          <table:table-cell table:style-name="ce11" table:formula="of:=ABS(MAX([.D2:.D9])-[.D11]-[.D12])" office:value-type="float" office:value="52.6107386532187">
            <text:p>52.6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3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11:DISK_SUMM.A11 DISK_SUMM.B11:DISK_SUMM.D11 DISK_SUMM.A12:DISK_SUMM.A12 DISK_SUMM.B12:DISK_SUMM.D12 DISK_SUMM.A13:DISK_SUMM.A13 DISK_SUMM.B13:DISK_SUMM.D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table:number-columns-repeated="2" office:value-type="float" office:value="5.6">
            <text:p>5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.2">
            <text:p>11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table:number-columns-repeated="2" office:value-type="float" office:value="7.5">
            <text:p>7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">
            <text:p>1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table:number-columns-repeated="2" office:value-type="float" office:value="16.4">
            <text:p>1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2.8">
            <text:p>3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table:number-columns-repeated="2" office:value-type="float" office:value="13.5">
            <text:p>13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">
            <text:p>2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table:number-columns-repeated="2" office:value-type="float" office:value="13.1">
            <text:p>1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6.2">
            <text:p>2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table:number-columns-repeated="2" office:value-type="float" office:value="17.4">
            <text:p>17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4.8">
            <text:p>3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2">
            <text:p>2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10.5625">
            <text:p>10.6</text:p>
            <draw:frame table:end-cell-address="DISKBSIZE.V37" table:end-x="0.328in" table:end-y="0.0031in" draw:z-index="0" draw:name="Chart 1" draw:style-name="gr1" svg:width="14.0177in" svg:height="5.0535in" svg:x="0.0299in" svg:y="0.0039in">
              <draw:object draw:notify-on-update-of-ranges="DISKBSIZE.B1:DISKBSIZE.F1 DISKBSIZE.B11:DISKBSIZE.F11 DISKBSIZE.B12:DISKBSIZE.F12 DISKBSIZE.B13:DISKBSIZE.F1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9])" office:value-type="float" office:value="10.5625">
            <text:p>10.6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style-name="ce11" table:formula="of:=AVERAGE([.F2: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2.85986686390532">
            <text:p>2.9</text:p>
          </table:table-cell>
          <table:table-cell table:style-name="ce11" table:formula="of:=IF([.C11]=0;0;MAX(SUMPRODUCT([.C2:.C9];[.C2:.C9])/SUM([.C2:.C9])-[.C11];0))" office:value-type="float" office:value="2.85986686390532">
            <text:p>2.9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style-name="ce11" table:formula="of:=IF([.F11]=0;0;MAX(SUMPRODUCT([.F2:.F9];[.F2:.F9])/SUM([.F2:.F9])-[.F11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3.97763313609468">
            <text:p>4.0</text:p>
          </table:table-cell>
          <table:table-cell table:style-name="ce11" table:formula="of:=ABS(MAX([.C2:.C9])-[.C11]-[.C12])" office:value-type="float" office:value="3.97763313609468">
            <text:p>4.0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style-name="ce11" table:formula="of:=ABS(MAX([.F2:.F9])-[.F11]-[.F12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13.4223668639053">
            <text:p>13.4</text:p>
          </table:table-cell>
          <table:table-cell table:style-name="ce11" table:formula="of:=[.C11]+ [.C12]" office:value-type="float" office:value="13.4223668639053">
            <text:p>13.4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style-name="ce11" table:formula="of:=[.F11]+ [.F12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3" table:end-x="0.328in" table:end-y="0.0157in" draw:z-index="1" draw:name="Chart 2" draw:style-name="gr1" svg:width="14.0177in" svg:height="5.0524in" svg:x="0.0299in" svg:y="0.0181in">
              <draw:object draw:notify-on-update-of-ranges="DISKBSIZE.A2:DISKBSIZE.A9 DISKBSIZE.B1:DISKBSIZE.B1 DISKBSIZE.B2:DISKBSIZE.B9 DISKBSIZE.C1:DISKBSIZE.C1 DISKBSIZE.C2:DISKBSIZE.C9 DISKBSIZE.D1:DISKBSIZE.D1 DISKBSIZE.D2:DISKBSIZE.D9 DISKBSIZE.E1:DISKBSIZE.E1 DISKBSIZE.E2:DISKBSIZE.E9 DISKBSIZE.F1:DISKBSIZE.F1 DISKBSIZE.F2:DISKBSIZE.F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table:number-columns-repeated="2" office:value-type="float" office:value="31.5">
            <text:p>31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3">
            <text:p>6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table:number-columns-repeated="2" office:value-type="float" office:value="61.4">
            <text:p>61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2.8">
            <text:p>12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table:number-columns-repeated="2" office:value-type="float" office:value="74.3">
            <text:p>74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8.6">
            <text:p>14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table:number-columns-repeated="2" office:value-type="float" office:value="70.8">
            <text:p>70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1.6">
            <text:p>14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table:number-columns-repeated="2" office:value-type="float" office:value="66.2">
            <text:p>66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2.4">
            <text:p>13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table:number-columns-repeated="2" office:value-type="float" office:value="63.2">
            <text:p>63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6.4">
            <text:p>126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45.9375">
            <text:p>45.9</text:p>
            <draw:frame table:end-cell-address="DISKBUSY.V37" table:end-x="0.328in" table:end-y="0.0031in" draw:z-index="0" draw:name="Chart 1" draw:style-name="gr1" svg:width="14.0177in" svg:height="5.0535in" svg:x="0.0299in" svg:y="0.0039in">
              <draw:object draw:notify-on-update-of-ranges="DISKBUSY.B1:DISKBUSY.F1 DISKBUSY.B11:DISKBUSY.F11 DISKBUSY.B12:DISKBUSY.F12 DISKBUSY.B13:DISKBUSY.F1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9])" office:value-type="float" office:value="45.9375">
            <text:p>45.9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style-name="ce11" table:formula="of:=AVERAGE([.F2: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18.4761870748299">
            <text:p>18.5</text:p>
          </table:table-cell>
          <table:table-cell table:style-name="ce11" table:formula="of:=IF([.C11]=0;0;MAX(SUMPRODUCT([.C2:.C9];[.C2:.C9])/SUM([.C2:.C9])-[.C11];0))" office:value-type="float" office:value="18.4761870748299">
            <text:p>18.5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style-name="ce11" table:formula="of:=IF([.F11]=0;0;MAX(SUMPRODUCT([.F2:.F9];[.F2:.F9])/SUM([.F2:.F9])-[.F11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9.88631292517006">
            <text:p>9.9</text:p>
          </table:table-cell>
          <table:table-cell table:style-name="ce11" table:formula="of:=ABS(MAX([.C2:.C9])-[.C11]-[.C12])" office:value-type="float" office:value="9.88631292517006">
            <text:p>9.9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style-name="ce11" table:formula="of:=ABS(MAX([.F2:.F9])-[.F11]-[.F12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64.4136870748299">
            <text:p>64.4</text:p>
          </table:table-cell>
          <table:table-cell table:style-name="ce11" table:formula="of:=[.C11]+ [.C12]" office:value-type="float" office:value="64.4136870748299">
            <text:p>64.4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style-name="ce11" table:formula="of:=[.F11]+ [.F12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3" table:end-x="0.328in" table:end-y="0.0157in" draw:z-index="1" draw:name="Chart 2" draw:style-name="gr1" svg:width="14.0177in" svg:height="5.0524in" svg:x="0.0299in" svg:y="0.0181in">
              <draw:object draw:notify-on-update-of-ranges="DISKBUSY.A2:DISKBUSY.A9 DISKBUSY.B1:DISKBUSY.B1 DISKBUSY.B2:DISKBUSY.B9 DISKBUSY.C1:DISKBUSY.C1 DISKBUSY.C2:DISKBUSY.C9 DISKBUSY.D1:DISKBUSY.D1 DISKBUSY.D2:DISKBUSY.D9 DISKBUSY.E1:DISKBUSY.E1 DISKBUSY.E2:DISKBUSY.E9 DISKBUSY.F1:DISKBUSY.F1 DISKBUSY.F2:DISKBUSY.F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">
            <text:p>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.075">
            <text:p>0.1</text:p>
            <draw:frame table:end-cell-address="DISKREAD.V37" table:end-x="0.328in" table:end-y="0.0031in" draw:z-index="0" draw:name="Chart 1" draw:style-name="gr1" svg:width="14.0177in" svg:height="5.0535in" svg:x="0.0299in" svg:y="0.0039in">
              <draw:object draw:notify-on-update-of-ranges="DISKREAD.B1:DISKREAD.F1 DISKREAD.B11:DISKREAD.F11 DISKREAD.B12:DISKREAD.F12 DISKREAD.B13:DISKREAD.F1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9])" office:value-type="float" office:value="0.075">
            <text:p>0.1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style-name="ce11" table:formula="of:=AVERAGE([.F2: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.358333333333333">
            <text:p>0.4</text:p>
          </table:table-cell>
          <table:table-cell table:style-name="ce11" table:formula="of:=IF([.C11]=0;0;MAX(SUMPRODUCT([.C2:.C9];[.C2:.C9])/SUM([.C2:.C9])-[.C11];0))" office:value-type="float" office:value="0.358333333333333">
            <text:p>0.4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style-name="ce11" table:formula="of:=IF([.F11]=0;0;MAX(SUMPRODUCT([.F2:.F9];[.F2:.F9])/SUM([.F2:.F9])-[.F11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.0666666666666667">
            <text:p>0.1</text:p>
          </table:table-cell>
          <table:table-cell table:style-name="ce11" table:formula="of:=ABS(MAX([.C2:.C9])-[.C11]-[.C12])" office:value-type="float" office:value="0.0666666666666667">
            <text:p>0.1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style-name="ce11" table:formula="of:=ABS(MAX([.F2:.F9])-[.F11]-[.F12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0.433333333333333">
            <text:p>0.4</text:p>
          </table:table-cell>
          <table:table-cell table:style-name="ce11" table:formula="of:=[.C11]+ [.C12]" office:value-type="float" office:value="0.433333333333333">
            <text:p>0.4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style-name="ce11" table:formula="of:=[.F11]+ [.F12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3" table:end-x="0.328in" table:end-y="0.0157in" draw:z-index="1" draw:name="Chart 2" draw:style-name="gr1" svg:width="14.0177in" svg:height="5.0524in" svg:x="0.0299in" svg:y="0.0181in">
              <draw:object draw:notify-on-update-of-ranges="DISKREAD.A2:DISKREAD.A9 DISKREAD.B1:DISKREAD.B1 DISKREAD.B2:DISKREAD.B9 DISKREAD.C1:DISKREAD.C1 DISKREAD.C2:DISKREAD.C9 DISKREAD.D1:DISKREAD.D1 DISKREAD.D2:DISKREAD.D9 DISKREAD.E1:DISKREAD.E1 DISKREAD.E2:DISKREAD.E9 DISKREAD.F1:DISKREAD.F1 DISKREAD.F2:DISKREAD.F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table:number-columns-repeated="2" office:value-type="float" office:value="3.3">
            <text:p>3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.6">
            <text:p>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table:number-columns-repeated="2" office:value-type="float" office:value="651.7">
            <text:p>651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03.4">
            <text:p>130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table:number-columns-repeated="2" office:value-type="float" office:value="2926.2">
            <text:p>2926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852.4">
            <text:p>585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table:number-columns-repeated="2" office:value-type="float" office:value="2750.1">
            <text:p>275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500.2">
            <text:p>550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table:number-columns-repeated="2" office:value-type="float" office:value="2538.7">
            <text:p>2538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077.4">
            <text:p>507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table:number-columns-repeated="2" office:value-type="float" office:value="2947.2">
            <text:p>2947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894.4">
            <text:p>589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table:number-columns-repeated="2" office:value-type="float" office:value="1980.4">
            <text:p>198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960.8">
            <text:p>396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1724.7">
            <text:p>1724.7</text:p>
            <draw:frame table:end-cell-address="DISKWRITE.V37" table:end-x="0.328in" table:end-y="0.0031in" draw:z-index="0" draw:name="Chart 1" draw:style-name="gr1" svg:width="14.0177in" svg:height="5.0535in" svg:x="0.0299in" svg:y="0.0039in">
              <draw:object draw:notify-on-update-of-ranges="DISKWRITE.B1:DISKWRITE.F1 DISKWRITE.B11:DISKWRITE.F11 DISKWRITE.B12:DISKWRITE.F12 DISKWRITE.B13:DISKWRITE.F1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9])" office:value-type="float" office:value="1724.7">
            <text:p>1724.7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style-name="ce11" table:formula="of:=AVERAGE([.F2: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855.704557314316">
            <text:p>855.7</text:p>
          </table:table-cell>
          <table:table-cell table:style-name="ce11" table:formula="of:=IF([.C11]=0;0;MAX(SUMPRODUCT([.C2:.C9];[.C2:.C9])/SUM([.C2:.C9])-[.C11];0))" office:value-type="float" office:value="855.704557314316">
            <text:p>855.7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style-name="ce11" table:formula="of:=IF([.F11]=0;0;MAX(SUMPRODUCT([.F2:.F9];[.F2:.F9])/SUM([.F2:.F9])-[.F11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366.795442685684">
            <text:p>366.8</text:p>
          </table:table-cell>
          <table:table-cell table:style-name="ce11" table:formula="of:=ABS(MAX([.C2:.C9])-[.C11]-[.C12])" office:value-type="float" office:value="366.795442685684">
            <text:p>366.8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style-name="ce11" table:formula="of:=ABS(MAX([.F2:.F9])-[.F11]-[.F12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2580.40455731432">
            <text:p>2580.4</text:p>
          </table:table-cell>
          <table:table-cell table:style-name="ce11" table:formula="of:=[.C11]+ [.C12]" office:value-type="float" office:value="2580.40455731432">
            <text:p>2580.4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style-name="ce11" table:formula="of:=[.F11]+ [.F12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3" table:end-x="0.328in" table:end-y="0.0157in" draw:z-index="1" draw:name="Chart 2" draw:style-name="gr1" svg:width="14.0177in" svg:height="5.0524in" svg:x="0.0299in" svg:y="0.0181in">
              <draw:object draw:notify-on-update-of-ranges="DISKWRITE.A2:DISKWRITE.A9 DISKWRITE.B1:DISKWRITE.B1 DISKWRITE.B2:DISKWRITE.B9 DISKWRITE.C1:DISKWRITE.C1 DISKWRITE.C2:DISKWRITE.C9 DISKWRITE.D1:DISKWRITE.D1 DISKWRITE.D2:DISKWRITE.D9 DISKWRITE.E1:DISKWRITE.E1 DISKWRITE.E2:DISKWRITE.E9 DISKWRITE.F1:DISKWRITE.F1 DISKWRITE.F2:DISKWRITE.F9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table:number-columns-repeated="2"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2">
            <text:p>1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table:number-columns-repeated="2" office:value-type="float" office:value="86.7">
            <text:p>8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3.4">
            <text:p>17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table:number-columns-repeated="2" office:value-type="float" office:value="178.5">
            <text:p>178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57">
            <text:p>35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table:number-columns-repeated="2" office:value-type="float" office:value="203.3">
            <text:p>203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06.6">
            <text:p>40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table:number-columns-repeated="2" office:value-type="float" office:value="193.4">
            <text:p>193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86.8">
            <text:p>38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table:number-columns-repeated="2" office:value-type="float" office:value="169.4">
            <text:p>169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38.8">
            <text:p>33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table:number-columns-repeated="2" office:value-type="float" office:value="179.4">
            <text:p>179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58.8">
            <text:p>358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126.4125">
            <text:p>126.4</text:p>
            <draw:frame table:end-cell-address="DISKXFER.V37" table:end-x="0.328in" table:end-y="0.0031in" draw:z-index="0" draw:name="Chart 1" draw:style-name="gr1" svg:width="14.0177in" svg:height="5.0535in" svg:x="0.0299in" svg:y="0.0039in">
              <draw:object draw:notify-on-update-of-ranges="DISKXFER.B1:DISKXFER.F1 DISKXFER.B11:DISKXFER.F11 DISKXFER.B12:DISKXFER.F12 DISKXFER.B13:DISKXFER.F13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9])" office:value-type="float" office:value="126.4125">
            <text:p>126.4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style-name="ce11" table:formula="of:=AVERAGE([.F2: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50.5821306733907">
            <text:p>50.6</text:p>
          </table:table-cell>
          <table:table-cell table:style-name="ce11" table:formula="of:=IF([.C11]=0;0;MAX(SUMPRODUCT([.C2:.C9];[.C2:.C9])/SUM([.C2:.C9])-[.C11];0))" office:value-type="float" office:value="50.5821306733907">
            <text:p>50.6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style-name="ce11" table:formula="of:=IF([.F11]=0;0;MAX(SUMPRODUCT([.F2:.F9];[.F2:.F9])/SUM([.F2:.F9])-[.F11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26.3053693266093">
            <text:p>26.3</text:p>
          </table:table-cell>
          <table:table-cell table:style-name="ce11" table:formula="of:=ABS(MAX([.C2:.C9])-[.C11]-[.C12])" office:value-type="float" office:value="26.3053693266093">
            <text:p>26.3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style-name="ce11" table:formula="of:=ABS(MAX([.F2:.F9])-[.F11]-[.F12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176.994630673391">
            <text:p>177.0</text:p>
          </table:table-cell>
          <table:table-cell table:style-name="ce11" table:formula="of:=[.C11]+ [.C12]" office:value-type="float" office:value="176.994630673391">
            <text:p>177.0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style-name="ce11" table:formula="of:=[.F11]+ [.F12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3" table:end-x="0.328in" table:end-y="0.0157in" draw:z-index="1" draw:name="Chart 2" draw:style-name="gr1" svg:width="14.0177in" svg:height="5.0524in" svg:x="0.0299in" svg:y="0.0181in">
              <draw:object draw:notify-on-update-of-ranges="DISKXFER.A2:DISKXFER.A9 DISKXFER.B1:DISKXFER.B1 DISKXFER.B2:DISKXFER.B9 DISKXFER.C1:DISKXFER.C1 DISKXFER.C2:DISKXFER.C9 DISKXFER.D1:DISKXFER.D1 DISKXFER.D2:DISKXFER.D9 DISKXFER.E1:DISKXFER.E1 DISKXFER.E2:DISKXFER.E9 DISKXFER.F1:DISKXFER.F1 DISKXFER.F2:DISKXFER.F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43.5">
            <text:p>43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43.8">
            <text:p>43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44.2">
            <text:p>44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44.6">
            <text:p>44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44.5">
            <text:p>44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43.8">
            <text:p>43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43.825">
            <text:p>43.8</text:p>
            <draw:frame table:end-cell-address="JFSFILE.U37" table:end-x="0.474in" table:end-y="0.0031in" draw:z-index="0" draw:name="Chart 1" draw:style-name="gr1" svg:width="14.0496in" svg:height="5.0535in" svg:x="0.0299in" svg:y="0.0039in">
              <draw:object draw:notify-on-update-of-ranges="JFSFILE.B1:JFSFILE.F1 JFSFILE.A11:JFSFILE.A11 JFSFILE.B11:JFSFILE.F11 JFSFILE.A12:JFSFILE.A12 JFSFILE.B12:JFSFILE.F12 JFSFILE.A13:JFSFILE.A13 JFSFILE.B13:JFSFILE.F13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9])" office:value-type="float" office:value="0">
            <text:p>0.0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style-name="ce11" table:formula="of:=AVERAGE([.F2: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.00671705647462062">
            <text:p>0.0</text:p>
          </table:table-cell>
          <table:table-cell table:style-name="ce11" table:formula="of:=IF([.C11]=0;0;MAX(SUMPRODUCT([.C2:.C9];[.C2:.C9])/SUM([.C2:.C9])-[.C11];0))" office:value-type="float" office:value="0">
            <text:p>0.0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style-name="ce11" table:formula="of:=IF([.F11]=0;0;MAX(SUMPRODUCT([.F2:.F9];[.F2:.F9])/SUM([.F2:.F9])-[.F11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.768282943525385">
            <text:p>0.8</text:p>
          </table:table-cell>
          <table:table-cell table:style-name="ce11" table:formula="of:=ABS(MAX([.C2:.C9])-[.C11]-[.C12])" office:value-type="float" office:value="0">
            <text:p>0.0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style-name="ce11" table:formula="of:=ABS(MAX([.F2:.F9])-[.F11]-[.F12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53.3">
            <text:p>2753.3</text:p>
          </table:table-cell>
          <table:table-cell office:value-type="float" office:value="2074.2">
            <text:p>2074.2</text:p>
          </table:table-cell>
          <table:table-cell office:value-type="float" office:value="679.1">
            <text:p>679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4">
            <text:p>568.4</text:p>
          </table:table-cell>
          <table:table-cell office:value-type="float" office:value="1034.9">
            <text:p>1034.9</text:p>
          </table:table-cell>
          <table:table-cell office:value-type="float" office:value="-1">
            <text:p>-1</text:p>
          </table:table-cell>
          <table:table-cell office:value-type="float" office:value="112.6">
            <text:p>112.6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53.1">
            <text:p>2753.1</text:p>
          </table:table-cell>
          <table:table-cell office:value-type="float" office:value="2074.1">
            <text:p>2074.1</text:p>
          </table:table-cell>
          <table:table-cell office:value-type="float" office:value="679.1">
            <text:p>679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4">
            <text:p>568.4</text:p>
          </table:table-cell>
          <table:table-cell office:value-type="float" office:value="1034.9">
            <text:p>1034.9</text:p>
          </table:table-cell>
          <table:table-cell office:value-type="float" office:value="-1">
            <text:p>-1</text:p>
          </table:table-cell>
          <table:table-cell office:value-type="float" office:value="112.6">
            <text:p>112.6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668.7">
            <text:p>2668.7</text:p>
          </table:table-cell>
          <table:table-cell office:value-type="float" office:value="1996.8">
            <text:p>1996.8</text:p>
          </table:table-cell>
          <table:table-cell office:value-type="float" office:value="671.9">
            <text:p>671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1.2">
            <text:p>601.2</text:p>
          </table:table-cell>
          <table:table-cell office:value-type="float" office:value="1082">
            <text:p>1082</text:p>
          </table:table-cell>
          <table:table-cell office:value-type="float" office:value="-1">
            <text:p>-1</text:p>
          </table:table-cell>
          <table:table-cell office:value-type="float" office:value="117.3">
            <text:p>117.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84.7">
            <text:p>2584.7</text:p>
          </table:table-cell>
          <table:table-cell office:value-type="float" office:value="1920">
            <text:p>1920</text:p>
          </table:table-cell>
          <table:table-cell office:value-type="float" office:value="664.6">
            <text:p>664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9.6">
            <text:p>619.6</text:p>
          </table:table-cell>
          <table:table-cell office:value-type="float" office:value="1170">
            <text:p>1170</text:p>
          </table:table-cell>
          <table:table-cell office:value-type="float" office:value="-1">
            <text:p>-1</text:p>
          </table:table-cell>
          <table:table-cell office:value-type="float" office:value="124.1">
            <text:p>124.1</text:p>
          </table:table-cell>
          <table:table-cell office:value-type="float" office:value="0">
            <text:p>0</text:p>
          </table:table-cell>
          <table:table-cell office:value-type="float" office:value="229.5">
            <text:p>229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30.5">
            <text:p>2530.5</text:p>
          </table:table-cell>
          <table:table-cell office:value-type="float" office:value="1866.6">
            <text:p>1866.6</text:p>
          </table:table-cell>
          <table:table-cell office:value-type="float" office:value="663.9">
            <text:p>663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3.9">
            <text:p>653.9</text:p>
          </table:table-cell>
          <table:table-cell office:value-type="float" office:value="1218">
            <text:p>1218</text:p>
          </table:table-cell>
          <table:table-cell office:value-type="float" office:value="-1">
            <text:p>-1</text:p>
          </table:table-cell>
          <table:table-cell office:value-type="float" office:value="124.2">
            <text:p>124.2</text:p>
          </table:table-cell>
          <table:table-cell office:value-type="float" office:value="0">
            <text:p>0</text:p>
          </table:table-cell>
          <table:table-cell office:value-type="float" office:value="235.8">
            <text:p>235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92">
            <text:p>2492</text:p>
          </table:table-cell>
          <table:table-cell office:value-type="float" office:value="1829.7">
            <text:p>1829.7</text:p>
          </table:table-cell>
          <table:table-cell office:value-type="float" office:value="662.3">
            <text:p>662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86.1">
            <text:p>686.1</text:p>
          </table:table-cell>
          <table:table-cell office:value-type="float" office:value="1250.7">
            <text:p>1250.7</text:p>
          </table:table-cell>
          <table:table-cell office:value-type="float" office:value="-1">
            <text:p>-1</text:p>
          </table:table-cell>
          <table:table-cell office:value-type="float" office:value="124.7">
            <text:p>124.7</text:p>
          </table:table-cell>
          <table:table-cell office:value-type="float" office:value="0">
            <text:p>0</text:p>
          </table:table-cell>
          <table:table-cell office:value-type="float" office:value="239.6">
            <text:p>239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42.2">
            <text:p>2442.2</text:p>
          </table:table-cell>
          <table:table-cell office:value-type="float" office:value="1785.4">
            <text:p>1785.4</text:p>
          </table:table-cell>
          <table:table-cell office:value-type="float" office:value="656.8">
            <text:p>656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79.7">
            <text:p>679.7</text:p>
          </table:table-cell>
          <table:table-cell office:value-type="float" office:value="1303.3">
            <text:p>1303.3</text:p>
          </table:table-cell>
          <table:table-cell office:value-type="float" office:value="-1">
            <text:p>-1</text:p>
          </table:table-cell>
          <table:table-cell office:value-type="float" office:value="130.1">
            <text:p>130.1</text:p>
          </table:table-cell>
          <table:table-cell office:value-type="float" office:value="0">
            <text:p>0</text:p>
          </table:table-cell>
          <table:table-cell office:value-type="float" office:value="235.6">
            <text:p>235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72.5">
            <text:p>2472.5</text:p>
          </table:table-cell>
          <table:table-cell office:value-type="float" office:value="1820">
            <text:p>1820</text:p>
          </table:table-cell>
          <table:table-cell office:value-type="float" office:value="652.5">
            <text:p>652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7.5">
            <text:p>627.5</text:p>
          </table:table-cell>
          <table:table-cell office:value-type="float" office:value="1287.7">
            <text:p>1287.7</text:p>
          </table:table-cell>
          <table:table-cell office:value-type="float" office:value="-1">
            <text:p>-1</text:p>
          </table:table-cell>
          <table:table-cell office:value-type="float" office:value="134.4">
            <text:p>134.4</text:p>
          </table:table-cell>
          <table:table-cell office:value-type="float" office:value="0">
            <text:p>0</text:p>
          </table:table-cell>
          <table:table-cell office:value-type="float" office:value="222.1">
            <text:p>222.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7" table:end-x="0.1303in" table:end-y="0.0031in" draw:z-index="0" draw:name="Chart 1" draw:style-name="gr1" svg:width="13.9429in" svg:height="5.0535in" svg:x="0.0299in" svg:y="0.0039in">
              <draw:object draw:notify-on-update-of-ranges="MEM.A2:MEM.A9 MEM.F1:MEM.F1 MEM.F2:MEM.F9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3" table:end-x="0.1303in" table:end-y="0.0157in" draw:z-index="1" draw:name="Chart 2" draw:style-name="gr1" svg:width="13.9429in" svg:height="5.0524in" svg:x="0.0299in" svg:y="0.0181in">
              <draw:object draw:notify-on-update-of-ranges="MEM.A2:MEM.A9 MEM.B1:MEM.B1 MEM.B2:MEM.B9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float" office:value="0">
            <text:p>0</text:p>
          </table:table-cell>
          <table:table-cell office:value-type="float" office:value="672.5">
            <text:p>672.5</text:p>
          </table:table-cell>
          <table:table-cell office:value-type="float" office:value="0">
            <text:p>0</text:p>
          </table:table-cell>
          <table:table-cell office:value-type="float" office:value="700.9">
            <text:p>700.9</text:p>
          </table:table-cell>
          <table:table-cell office:value-type="float" office:value="28.4">
            <text:p>28.4</text:p>
          </table:table-cell>
          <table:table-cell office:value-type="float" office:value="-672.5">
            <text:p>-672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  <table:table-cell office:value-type="float" office:value="552.1">
            <text:p>552.1</text:p>
          </table:table-cell>
          <table:table-cell office:value-type="float" office:value="0">
            <text:p>0</text:p>
          </table:table-cell>
          <table:table-cell office:value-type="float" office:value="570.9">
            <text:p>570.9</text:p>
          </table:table-cell>
          <table:table-cell office:value-type="float" office:value="18.8">
            <text:p>18.8</text:p>
          </table:table-cell>
          <table:table-cell office:value-type="float" office:value="-552.1">
            <text:p>-552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  <table:table-cell office:value-type="float" office:value="364.8">
            <text:p>364.8</text:p>
          </table:table-cell>
          <table:table-cell office:value-type="float" office:value="0">
            <text:p>0</text:p>
          </table:table-cell>
          <table:table-cell office:value-type="float" office:value="382.5">
            <text:p>382.5</text:p>
          </table:table-cell>
          <table:table-cell office:value-type="float" office:value="17.7">
            <text:p>17.7</text:p>
          </table:table-cell>
          <table:table-cell office:value-type="float" office:value="-364.8">
            <text:p>-364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float" office:value="0">
            <text:p>0</text:p>
          </table:table-cell>
          <table:table-cell office:value-type="float" office:value="353.7">
            <text:p>353.7</text:p>
          </table:table-cell>
          <table:table-cell office:value-type="float" office:value="0">
            <text:p>0</text:p>
          </table:table-cell>
          <table:table-cell office:value-type="float" office:value="370.5">
            <text:p>370.5</text:p>
          </table:table-cell>
          <table:table-cell office:value-type="float" office:value="16.8">
            <text:p>16.8</text:p>
          </table:table-cell>
          <table:table-cell office:value-type="float" office:value="-353.7">
            <text:p>-353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23">
            <text:p>23</text:p>
          </table:table-cell>
          <table:table-cell office:value-type="float" office:value="-457">
            <text:p>-45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0">
            <text:p>0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  <table:table-cell office:value-type="float" office:value="428.4">
            <text:p>428.4</text:p>
          </table:table-cell>
          <table:table-cell office:value-type="float" office:value="0">
            <text:p>0</text:p>
          </table:table-cell>
          <table:table-cell office:value-type="float" office:value="453.6">
            <text:p>453.6</text:p>
          </table:table-cell>
          <table:table-cell office:value-type="float" office:value="25.2">
            <text:p>25.2</text:p>
          </table:table-cell>
          <table:table-cell office:value-type="float" office:value="-428.4">
            <text:p>-428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">
            <text:p>0.0</text:p>
            <draw:frame table:end-cell-address="NET.U37" table:end-x="0.474in" table:end-y="0.0031in" draw:z-index="0" draw:name="Chart 1" draw:style-name="gr1" svg:width="14.0496in" svg:height="5.0535in" svg:x="0.0299in" svg:y="0.0039in">
              <draw:object draw:notify-on-update-of-ranges="NET.A2:NET.A9 NET.I1:NET.I1 NET.I2:NET.I9 NET.H1:NET.H1 NET.H2:NET.H9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9])" office:value-type="float" office:value="16.7125">
            <text:p>16.7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353.6">
            <text:p>353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">
            <text:p>0.0</text:p>
          </table:table-cell>
          <table:table-cell table:style-name="ce11" table:formula="of:=IF([.C11]=0;0;MAX(SUMPRODUCT([.C2:.C9];[.C2:.C9])/SUM([.C2:.C9])-[.C11];0))" office:value-type="float" office:value="5.1783750934929">
            <text:p>5.2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144.006405542987">
            <text:p>144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">
            <text:p>0.0</text:p>
          </table:table-cell>
          <table:table-cell table:style-name="ce11" table:formula="of:=ABS(MAX([.C2:.C9])-[.C11]-[.C12])" office:value-type="float" office:value="6.5091249065071">
            <text:p>6.5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174.893594457014">
            <text:p>174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3" table:end-x="0.474in" table:end-y="0.0157in" draw:z-index="1" draw:name="Chart 2" draw:style-name="gr1" svg:width="14.0496in" svg:height="5.0524in" svg:x="0.0299in" svg:y="0.0181in">
              <draw:object draw:notify-on-update-of-ranges="NET.B1:NET.E1 NET.A11:NET.A11 NET.B11:NET.E11 NET.A12:NET.A12 NET.B12:NET.E12 NET.A13:NET.A13 NET.B13:NET.E13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9" table:end-x="0.474in" table:end-y="0.0311in" draw:z-index="2" draw:name="Chart 3" draw:style-name="gr1" svg:width="14.0496in" svg:height="5.0539in" svg:x="0.0299in" svg:y="0.0319in">
              <draw:object draw:notify-on-update-of-ranges="NET.A2:NET.A9 NET.B1:NET.B1 NET.B2:NET.B9 NET.C1:NET.C1 NET.C2:NET.C9 NET.D1:NET.D1 NET.D2:NET.D9 NET.E1:NET.E1 NET.E2:NET.E9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0">
            <text:p>0</text:p>
          </table:table-cell>
          <table:table-cell office:value-type="float" office:value="277.7">
            <text:p>277.7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0">
            <text:p>0</text:p>
          </table:table-cell>
          <table:table-cell office:value-type="float" office:value="213.4">
            <text:p>213.4</text:p>
          </table:table-cell>
          <table:table-cell office:value-type="float" office:value="0">
            <text:p>0</text:p>
          </table:table-cell>
          <table:table-cell office:value-type="float" office:value="413.5">
            <text:p>413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0">
            <text:p>0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282.6">
            <text:p>282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0">
            <text:p>0</text:p>
          </table:table-cell>
          <table:table-cell office:value-type="float" office:value="149.9">
            <text:p>149.9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354.8">
            <text:p>354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0">
            <text:p>0</text:p>
          </table:table-cell>
          <table:table-cell office:value-type="float" office:value="187.9">
            <text:p>187.9</text:p>
          </table:table-cell>
          <table:table-cell office:value-type="float" office:value="0">
            <text:p>0</text:p>
          </table:table-cell>
          <table:table-cell office:value-type="float" office:value="333.6">
            <text:p>33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">
            <text:p>0.0</text:p>
            <draw:frame table:end-cell-address="NETPACKET.U37" table:end-x="0.474in" table:end-y="0.0031in" draw:z-index="0" draw:name="Chart 1" draw:style-name="gr1" svg:width="14.0496in" svg:height="5.0535in" svg:x="0.0299in" svg:y="0.0039in">
              <draw:object draw:notify-on-update-of-ranges="NETPACKET.B1:NETPACKET.E1 NETPACKET.A11:NETPACKET.A11 NETPACKET.B11:NETPACKET.E11 NETPACKET.A12:NETPACKET.A12 NETPACKET.B12:NETPACKET.E12 NETPACKET.A13:NETPACKET.A13 NETPACKET.B13:NETPACKET.E13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9])" office:value-type="float" office:value="150.4">
            <text:p>150.4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271.75">
            <text:p>271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">
            <text:p>0.0</text:p>
          </table:table-cell>
          <table:table-cell table:style-name="ce11" table:formula="of:=IF([.C11]=0;0;MAX(SUMPRODUCT([.C2:.C9];[.C2:.C9])/SUM([.C2:.C9])-[.C11];0))" office:value-type="float" office:value="48.7777260638299">
            <text:p>48.8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109.009972401104">
            <text:p>109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">
            <text:p>0.0</text:p>
          </table:table-cell>
          <table:table-cell table:style-name="ce11" table:formula="of:=ABS(MAX([.C2:.C9])-[.C11]-[.C12])" office:value-type="float" office:value="78.5222739361702">
            <text:p>78.5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134.240027598896">
            <text:p>134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3" table:end-x="0.474in" table:end-y="0.0157in" draw:z-index="1" draw:name="Chart 2" draw:style-name="gr1" svg:width="14.0496in" svg:height="5.0524in" svg:x="0.0299in" svg:y="0.0181in">
              <draw:object draw:notify-on-update-of-ranges="NETPACKET.A2:NETPACKET.A9 NETPACKET.B1:NETPACKET.B1 NETPACKET.B2:NETPACKET.B9 NETPACKET.C1:NETPACKET.C1 NETPACKET.C2:NETPACKET.C9 NETPACKET.D1:NETPACKET.D1 NETPACKET.D2:NETPACKET.D9 NETPACKET.E1:NETPACKET.E1 NETPACKET.E2:NETPACKET.E9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9.9">
            <text:p>129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400.5">
            <text:p>1400.5</text:p>
          </table:table-cell>
          <table:table-cell table:number-columns-repeated="3" office:value-type="float" office:value="-1">
            <text:p>-1</text:p>
          </table:table-cell>
          <table:table-cell office:value-type="float" office:value="5.6">
            <text:p>5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853.2">
            <text:p>1853.2</text:p>
          </table:table-cell>
          <table:table-cell table:number-columns-repeated="3" office:value-type="float" office:value="-1">
            <text:p>-1</text:p>
          </table:table-cell>
          <table:table-cell office:value-type="float" office:value="21.9">
            <text:p>21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83.2">
            <text:p>1583.2</text:p>
          </table:table-cell>
          <table:table-cell table:number-columns-repeated="3" office:value-type="float" office:value="-1">
            <text:p>-1</text:p>
          </table:table-cell>
          <table:table-cell office:value-type="float" office:value="4.6">
            <text:p>4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76.5">
            <text:p>1476.5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637.3">
            <text:p>1637.3</text:p>
          </table:table-cell>
          <table:table-cell table:number-columns-repeated="3" office:value-type="float" office:value="-1">
            <text:p>-1</text:p>
          </table:table-cell>
          <table:table-cell office:value-type="float" office:value="9.4">
            <text:p>9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962.7">
            <text:p>1962.7</text:p>
          </table:table-cell>
          <table:table-cell table:number-columns-repeated="3" office:value-type="float" office:value="-1">
            <text:p>-1</text:p>
          </table:table-cell>
          <table:table-cell office:value-type="float" office:value="10.8">
            <text:p>10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7" table:end-x="0.474in" table:end-y="0.0031in" draw:z-index="0" draw:name="Chart 1" draw:style-name="gr1" svg:width="14.0496in" svg:height="5.0535in" svg:x="0.0299in" svg:y="0.0039in">
              <draw:object draw:notify-on-update-of-ranges="PROC.A2:PROC.A9 PROC.B1:PROC.B1 PROC.B2:PROC.B9 PROC.C1:PROC.C1 PROC.C2:PROC.C9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3" table:end-x="0.474in" table:end-y="0.0157in" draw:z-index="1" draw:name="Chart 2" draw:style-name="gr1" svg:width="14.0496in" svg:height="5.0524in" svg:x="0.0299in" svg:y="0.0181in">
              <draw:object draw:notify-on-update-of-ranges="PROC.A2:PROC.A9 PROC.D2:PROC.D9 PROC.E2:PROC.E9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9" table:end-x="0.474in" table:end-y="0.0311in" draw:z-index="2" draw:name="Chart 3" draw:style-name="gr1" svg:width="14.0496in" svg:height="5.0539in" svg:x="0.0299in" svg:y="0.0319in">
              <draw:object draw:notify-on-update-of-ranges="PROC.A2:PROC.A9 PROC.H2:PROC.H9 PROC.I2:PROC.I9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table:number-columns-repeated="3" office:value-type="float" office:value="-1">
            <text:p>-1</text:p>
          </table:table-cell>
          <table:table-cell office:value-type="float" office:value="17">
            <text:p>17</text:p>
          </table:table-cell>
          <table:table-cell table:number-columns-repeated="13" office:value-type="float" office:value="-1">
            <text:p>-1</text:p>
          </table:table-cell>
          <table:table-cell office:value-type="float" office:value="3445">
            <text:p>3445</text:p>
          </table:table-cell>
          <table:table-cell office:value-type="float" office:value="-1">
            <text:p>-1</text:p>
          </table:table-cell>
          <table:table-cell office:value-type="float" office:value="1007">
            <text:p>1007</text:p>
          </table:table-cell>
          <table:table-cell office:value-type="float" office:value="322">
            <text:p>322</text:p>
          </table:table-cell>
          <table:table-cell office:value-type="float" office:value="-1">
            <text:p>-1</text:p>
          </table:table-cell>
          <table:table-cell office:value-type="float" office:value="174335">
            <text:p>174335</text:p>
          </table:table-cell>
          <table:table-cell table:number-columns-repeated="7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89">
            <text:p>89</text:p>
          </table:table-cell>
          <table:table-cell table:number-columns-repeated="3"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table:number-columns-repeated="3" office:value-type="float" office:value="-1">
            <text:p>-1</text:p>
          </table:table-cell>
          <table:table-cell office:value-type="float" office:value="18">
            <text:p>1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-174342">
            <text:p>-174342</text:p>
          </table:table-cell>
          <table:table-cell table:number-columns-repeated="9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-96">
            <text:p>-9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table:number-columns-repeated="3"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2490">
            <text:p>-2490</text:p>
          </table:table-cell>
          <table:table-cell office:value-type="float" office:value="0">
            <text:p>0</text:p>
          </table:table-cell>
          <table:table-cell office:value-type="float" office:value="-557">
            <text:p>-557</text:p>
          </table:table-cell>
          <table:table-cell table:number-columns-repeated="1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216">
            <text:p>7216</text:p>
          </table:table-cell>
          <table:table-cell office:value-type="float" office:value="0">
            <text:p>0</text:p>
          </table:table-cell>
          <table:table-cell office:value-type="float" office:value="6131">
            <text:p>613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865">
            <text:p>-1865</text:p>
          </table:table-cell>
          <table:table-cell office:value-type="float" office:value="0">
            <text:p>0</text:p>
          </table:table-cell>
          <table:table-cell office:value-type="float" office:value="-3250">
            <text:p>-3250</text:p>
          </table:table-cell>
          <table:table-cell table:number-columns-repeated="10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table:number-columns-repeated="3" office:value-type="float" office:value="-1">
            <text:p>-1</text:p>
          </table:table-cell>
          <table:table-cell office:value-type="float" office:value="96">
            <text:p>9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909">
            <text:p>-1909</text:p>
          </table:table-cell>
          <table:table-cell office:value-type="float" office:value="0">
            <text:p>0</text:p>
          </table:table-cell>
          <table:table-cell office:value-type="float" office:value="4430">
            <text:p>4430</text:p>
          </table:table-cell>
          <table:table-cell table:number-columns-repeated="12" office:value-type="float" office:value="0">
            <text:p>0</text:p>
          </table:table-cell>
          <table:table-cell office:value-type="float" office:value="-72">
            <text:p>-72</text:p>
          </table:table-cell>
          <table:table-cell table:number-columns-repeated="3" office:value-type="float" office:value="0">
            <text:p>0</text:p>
          </table:table-cell>
          <table:table-cell office:value-type="float" office:value="-57">
            <text:p>-5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table:number-columns-repeated="3" office:value-type="float" office:value="-1">
            <text:p>-1</text:p>
          </table:table-cell>
          <table:table-cell office:value-type="float" office:value="29">
            <text:p>2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-3959">
            <text:p>-3959</text:p>
          </table:table-cell>
          <table:table-cell table:number-columns-repeated="1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7" table:end-x="0.474in" table:end-y="0.0031in" draw:z-index="0" draw:name="Chart 1" draw:style-name="gr1" svg:width="14.0496in" svg:height="5.0535in" svg:x="0.0299in" svg:y="0.0039in">
              <draw:object draw:notify-on-update-of-ranges="VM.A2:VM.A9 VM.H1:VM.H1 VM.H2:VM.H9 VM.I1:VM.I1 VM.I2:VM.I9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3" table:end-x="0.474in" table:end-y="0.0157in" draw:z-index="1" draw:name="Chart 2" draw:style-name="gr1" svg:width="14.0496in" svg:height="5.0524in" svg:x="0.0299in" svg:y="0.0181in">
              <draw:object draw:notify-on-update-of-ranges="VM.A2:VM.A9 VM.J1:VM.J1 VM.J2:VM.J9 VM.K1:VM.K1 VM.K2:VM.K9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26M43S">
            <text:p>11:26:4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26M43S">
            <text:p>11:2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27M13S">
            <text:p>11:27:1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27M13S">
            <text:p>11:27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27M43S">
            <text:p>11:27:4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27M43S">
            <text:p>11:27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28M13S">
            <text:p>11:28:1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28M13S">
            <text:p>11:28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28M43S">
            <text:p>11:28:4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28M43S">
            <text:p>11:28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1H29M13S">
            <text:p>11:29:1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29M13S">
            <text:p>11:29</text:p>
          </table:table-cell>
          <table:table-cell table:number-columns-repeated="1020"/>
        </table:table-row>
        <table:table-row table:style-name="ro1">
          <table:table-cell office:value-type="string">
            <text:p>T0007</text:p>
          </table:table-cell>
          <table:table-cell office:value-type="time" office:time-value="PT11H29M43S">
            <text:p>11:29:4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29M43S">
            <text:p>11:29</text:p>
          </table:table-cell>
          <table:table-cell table:number-columns-repeated="1020"/>
        </table:table-row>
        <table:table-row table:style-name="ro1">
          <table:table-cell office:value-type="string">
            <text:p>T0008</text:p>
          </table:table-cell>
          <table:table-cell office:value-type="time" office:time-value="PT11H30M13S">
            <text:p>11:30:13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3H30M13S">
            <text:p>11:30</text:p>
          </table:table-cell>
          <table:table-cell table:number-columns-repeated="1020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.9">
            <text:p>96.9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21.5">
            <text:p>21.5</text:p>
          </table:table-cell>
          <table:table-cell office:value-type="float" office:value="2.8">
            <text:p>2.8</text:p>
          </table:table-cell>
          <table:table-cell office:value-type="float" office:value="3.3">
            <text:p>3.3</text:p>
          </table:table-cell>
          <table:table-cell office:value-type="float" office:value="72.4">
            <text:p>72.4</text:p>
          </table:table-cell>
          <table:table-cell office:value-type="float" office:value="24.3">
            <text:p>24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49.3">
            <text:p>49.3</text:p>
          </table:table-cell>
          <table:table-cell office:value-type="float" office:value="5">
            <text:p>5</text:p>
          </table:table-cell>
          <table:table-cell office:value-type="float" office:value="4.3">
            <text:p>4.3</text:p>
          </table:table-cell>
          <table:table-cell office:value-type="float" office:value="41.3">
            <text:p>41.3</text:p>
          </table:table-cell>
          <table:table-cell office:value-type="float" office:value="54.3">
            <text:p>54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22.1">
            <text:p>22.1</text:p>
          </table:table-cell>
          <table:table-cell office:value-type="float" office:value="3.8">
            <text:p>3.8</text:p>
          </table:table-cell>
          <table:table-cell office:value-type="float" office:value="6.9">
            <text:p>6.9</text:p>
          </table:table-cell>
          <table:table-cell office:value-type="float" office:value="67.1">
            <text:p>67.1</text:p>
          </table:table-cell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21.5">
            <text:p>21.5</text:p>
          </table:table-cell>
          <table:table-cell office:value-type="float" office:value="4.2">
            <text:p>4.2</text:p>
          </table:table-cell>
          <table:table-cell office:value-type="float" office:value="7.3">
            <text:p>7.3</text:p>
          </table:table-cell>
          <table:table-cell office:value-type="float" office:value="66.9">
            <text:p>66.9</text:p>
          </table:table-cell>
          <table:table-cell office:value-type="float" office:value="25.7">
            <text:p>2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41.3">
            <text:p>41.3</text:p>
          </table:table-cell>
          <table:table-cell office:value-type="float" office:value="4.8">
            <text:p>4.8</text:p>
          </table:table-cell>
          <table:table-cell office:value-type="float" office:value="5.9">
            <text:p>5.9</text:p>
          </table:table-cell>
          <table:table-cell office:value-type="float" office:value="48">
            <text:p>48</text:p>
          </table:table-cell>
          <table:table-cell office:value-type="float" office:value="46.1">
            <text:p>4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42.6">
            <text:p>42.6</text:p>
          </table:table-cell>
          <table:table-cell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45.5">
            <text:p>45.5</text:p>
          </table:table-cell>
          <table:table-cell office:value-type="float" office:value="48.7">
            <text:p>48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0875">
            <text:p>25.09</text:p>
            <draw:frame table:end-cell-address="CPU01.U37" table:end-x="0.474in" table:end-y="0.0031in" draw:z-index="0" draw:name="Chart 1" draw:style-name="gr1" svg:width="14.0496in" svg:height="5.0535in" svg:x="0.0299in" svg:y="0.0039in">
              <draw:object draw:notify-on-update-of-ranges="CPU01.A2:CPU01.A9 CPU01.B1:CPU01.B1 CPU01.B2:CPU01.B9 CPU01.C1:CPU01.C1 CPU01.C2:CPU01.C9 CPU01.D1:CPU01.D1 CPU01.D2:CPU01.D9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4">
            <text:p>3.4</text:p>
          </table:table-cell>
          <table:table-cell office:value-type="float" office:value="4.2375">
            <text:p>4.24</text:p>
          </table:table-cell>
          <table:table-cell office:value-type="float" office:value="67.25">
            <text:p>67.25</text:p>
          </table:table-cell>
          <table:table-cell office:value-type="float" office:value="28.4875">
            <text:p>28.49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2.5">
            <text:p>2.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97">
            <text:p>97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23.7">
            <text:p>23.7</text:p>
          </table:table-cell>
          <table:table-cell office:value-type="float" office:value="2.4">
            <text:p>2.4</text:p>
          </table:table-cell>
          <table:table-cell office:value-type="float" office:value="4.1">
            <text:p>4.1</text:p>
          </table:table-cell>
          <table:table-cell office:value-type="float" office:value="69.7">
            <text:p>69.7</text:p>
          </table:table-cell>
          <table:table-cell office:value-type="float" office:value="26.1">
            <text:p>2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50">
            <text:p>50</text:p>
          </table:table-cell>
          <table:table-cell office:value-type="float" office:value="4.5">
            <text:p>4.5</text:p>
          </table:table-cell>
          <table:table-cell office:value-type="float" office:value="3.9">
            <text:p>3.9</text:p>
          </table:table-cell>
          <table:table-cell office:value-type="float" office:value="41.6">
            <text:p>41.6</text:p>
          </table:table-cell>
          <table:table-cell office:value-type="float" office:value="54.5">
            <text:p>54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23.4">
            <text:p>23.4</text:p>
          </table:table-cell>
          <table:table-cell office:value-type="float" office:value="4.5">
            <text:p>4.5</text:p>
          </table:table-cell>
          <table:table-cell office:value-type="float" office:value="8.5">
            <text:p>8.5</text:p>
          </table:table-cell>
          <table:table-cell office:value-type="float" office:value="63.5">
            <text:p>63.5</text:p>
          </table:table-cell>
          <table:table-cell office:value-type="float" office:value="27.9">
            <text:p>27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22.5">
            <text:p>22.5</text:p>
          </table:table-cell>
          <table:table-cell office:value-type="float" office:value="4.8">
            <text:p>4.8</text:p>
          </table:table-cell>
          <table:table-cell office:value-type="float" office:value="11.2">
            <text:p>11.2</text:p>
          </table:table-cell>
          <table:table-cell office:value-type="float" office:value="61.6">
            <text:p>61.6</text:p>
          </table:table-cell>
          <table:table-cell office:value-type="float" office:value="27.3">
            <text:p>2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41">
            <text:p>41</text:p>
          </table:table-cell>
          <table:table-cell office:value-type="float" office:value="5.5">
            <text:p>5.5</text:p>
          </table:table-cell>
          <table:table-cell office:value-type="float" office:value="6.3">
            <text:p>6.3</text:p>
          </table:table-cell>
          <table:table-cell office:value-type="float" office:value="47.2">
            <text:p>47.2</text:p>
          </table:table-cell>
          <table:table-cell office:value-type="float" office:value="46.5">
            <text:p>46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35.3">
            <text:p>35.3</text:p>
          </table:table-cell>
          <table:table-cell office:value-type="float" office:value="6.6">
            <text:p>6.6</text:p>
          </table:table-cell>
          <table:table-cell office:value-type="float" office:value="5.8">
            <text:p>5.8</text:p>
          </table:table-cell>
          <table:table-cell office:value-type="float" office:value="52.3">
            <text:p>52.3</text:p>
          </table:table-cell>
          <table:table-cell office:value-type="float" office:value="41.9">
            <text:p>41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8375">
            <text:p>24.84</text:p>
            <draw:frame table:end-cell-address="CPU02.U37" table:end-x="0.474in" table:end-y="0.0031in" draw:z-index="0" draw:name="Chart 1" draw:style-name="gr1" svg:width="14.0496in" svg:height="5.0535in" svg:x="0.0299in" svg:y="0.0039in">
              <draw:object draw:notify-on-update-of-ranges="CPU02.A2:CPU02.A9 CPU02.B1:CPU02.B1 CPU02.B2:CPU02.B9 CPU02.C1:CPU02.C1 CPU02.C2:CPU02.C9 CPU02.D1:CPU02.D1 CPU02.D2:CPU02.D9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65">
            <text:p>3.65</text:p>
          </table:table-cell>
          <table:table-cell office:value-type="float" office:value="5">
            <text:p>5</text:p>
          </table:table-cell>
          <table:table-cell office:value-type="float" office:value="66.5">
            <text:p>66.5</text:p>
          </table:table-cell>
          <table:table-cell office:value-type="float" office:value="28.4875">
            <text:p>28.49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97.4">
            <text:p>97.4</text:p>
          </table:table-cell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25.9">
            <text:p>25.9</text:p>
          </table:table-cell>
          <table:table-cell office:value-type="float" office:value="2.1">
            <text:p>2.1</text:p>
          </table:table-cell>
          <table:table-cell office:value-type="float" office:value="3.6">
            <text:p>3.6</text:p>
          </table:table-cell>
          <table:table-cell office:value-type="float" office:value="68.4">
            <text:p>68.4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55.7">
            <text:p>55.7</text:p>
          </table:table-cell>
          <table:table-cell office:value-type="float" office:value="5.4">
            <text:p>5.4</text:p>
          </table:table-cell>
          <table:table-cell office:value-type="float" office:value="6.1">
            <text:p>6.1</text:p>
          </table:table-cell>
          <table:table-cell office:value-type="float" office:value="32.8">
            <text:p>32.8</text:p>
          </table:table-cell>
          <table:table-cell office:value-type="float" office:value="61.1">
            <text:p>6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32.8">
            <text:p>32.8</text:p>
          </table:table-cell>
          <table:table-cell office:value-type="float" office:value="4.8">
            <text:p>4.8</text:p>
          </table:table-cell>
          <table:table-cell office:value-type="float" office:value="6.5">
            <text:p>6.5</text:p>
          </table:table-cell>
          <table:table-cell office:value-type="float" office:value="55.8">
            <text:p>55.8</text:p>
          </table:table-cell>
          <table:table-cell office:value-type="float" office:value="37.6">
            <text:p>37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29.6">
            <text:p>29.6</text:p>
          </table:table-cell>
          <table:table-cell office:value-type="float" office:value="5.2">
            <text:p>5.2</text:p>
          </table:table-cell>
          <table:table-cell office:value-type="float" office:value="12.2">
            <text:p>12.2</text:p>
          </table:table-cell>
          <table:table-cell office:value-type="float" office:value="52.9">
            <text:p>52.9</text:p>
          </table:table-cell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34.9">
            <text:p>34.9</text:p>
          </table:table-cell>
          <table:table-cell office:value-type="float" office:value="6.5">
            <text:p>6.5</text:p>
          </table:table-cell>
          <table:table-cell office:value-type="float" office:value="13.4">
            <text:p>13.4</text:p>
          </table:table-cell>
          <table:table-cell office:value-type="float" office:value="45.2">
            <text:p>45.2</text:p>
          </table:table-cell>
          <table:table-cell office:value-type="float" office:value="41.4">
            <text:p>4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41.6">
            <text:p>41.6</text:p>
          </table:table-cell>
          <table:table-cell office:value-type="float" office:value="6.2">
            <text:p>6.2</text:p>
          </table:table-cell>
          <table:table-cell office:value-type="float" office:value="5.9">
            <text:p>5.9</text:p>
          </table:table-cell>
          <table:table-cell office:value-type="float" office:value="46.3">
            <text:p>46.3</text:p>
          </table:table-cell>
          <table:table-cell office:value-type="float" office:value="47.8">
            <text:p>47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825">
            <text:p>27.83</text:p>
            <draw:frame table:end-cell-address="CPU03.U37" table:end-x="0.474in" table:end-y="0.0031in" draw:z-index="0" draw:name="Chart 1" draw:style-name="gr1" svg:width="14.0496in" svg:height="5.0535in" svg:x="0.0299in" svg:y="0.0039in">
              <draw:object draw:notify-on-update-of-ranges="CPU03.A2:CPU03.A9 CPU03.B1:CPU03.B1 CPU03.B2:CPU03.B9 CPU03.C1:CPU03.C1 CPU03.C2:CPU03.C9 CPU03.D1:CPU03.D1 CPU03.D2:CPU03.D9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8">
            <text:p>3.8</text:p>
          </table:table-cell>
          <table:table-cell office:value-type="float" office:value="6">
            <text:p>6</text:p>
          </table:table-cell>
          <table:table-cell office:value-type="float" office:value="62.35">
            <text:p>62.35</text:p>
          </table:table-cell>
          <table:table-cell office:value-type="float" office:value="31.625">
            <text:p>31.63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6M43S">
            <text:p>11:26:4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96.6">
            <text:p>96.6</text:p>
          </table:table-cell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13S">
            <text:p>11:27:1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7M43S">
            <text:p>11:27:43</text:p>
          </table:table-cell>
          <table:table-cell office:value-type="float" office:value="26.4">
            <text:p>26.4</text:p>
          </table:table-cell>
          <table:table-cell office:value-type="float" office:value="3.3">
            <text:p>3.3</text:p>
          </table:table-cell>
          <table:table-cell office:value-type="float" office:value="13.4">
            <text:p>13.4</text:p>
          </table:table-cell>
          <table:table-cell office:value-type="float" office:value="56.9">
            <text:p>56.9</text:p>
          </table:table-cell>
          <table:table-cell office:value-type="float" office:value="29.7">
            <text:p>29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13S">
            <text:p>11:28:13</text:p>
          </table:table-cell>
          <table:table-cell office:value-type="float" office:value="51.5">
            <text:p>51.5</text:p>
          </table:table-cell>
          <table:table-cell office:value-type="float" office:value="8">
            <text:p>8</text:p>
          </table:table-cell>
          <table:table-cell office:value-type="float" office:value="28.1">
            <text:p>28.1</text:p>
          </table:table-cell>
          <table:table-cell office:value-type="float" office:value="12.3">
            <text:p>12.3</text:p>
          </table:table-cell>
          <table:table-cell office:value-type="float" office:value="59.5">
            <text:p>59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8M43S">
            <text:p>11:28:43</text:p>
          </table:table-cell>
          <table:table-cell office:value-type="float" office:value="35">
            <text:p>35</text:p>
          </table:table-cell>
          <table:table-cell office:value-type="float" office:value="8.6">
            <text:p>8.6</text:p>
          </table:table-cell>
          <table:table-cell office:value-type="float" office:value="39.8">
            <text:p>39.8</text:p>
          </table:table-cell>
          <table:table-cell office:value-type="float" office:value="16.7">
            <text:p>16.7</text:p>
          </table:table-cell>
          <table:table-cell office:value-type="float" office:value="43.6">
            <text:p>4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13S">
            <text:p>11:29:13</text:p>
          </table:table-cell>
          <table:table-cell office:value-type="float" office:value="41.8">
            <text:p>41.8</text:p>
          </table:table-cell>
          <table:table-cell office:value-type="float" office:value="7.8">
            <text:p>7.8</text:p>
          </table:table-cell>
          <table:table-cell office:value-type="float" office:value="31.3">
            <text:p>31.3</text:p>
          </table:table-cell>
          <table:table-cell office:value-type="float" office:value="19.1">
            <text:p>19.1</text:p>
          </table:table-cell>
          <table:table-cell office:value-type="float" office:value="49.6">
            <text:p>49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29M43S">
            <text:p>11:29:43</text:p>
          </table:table-cell>
          <table:table-cell office:value-type="float" office:value="44.2">
            <text:p>44.2</text:p>
          </table:table-cell>
          <table:table-cell office:value-type="float" office:value="7.3">
            <text:p>7.3</text:p>
          </table:table-cell>
          <table:table-cell office:value-type="float" office:value="27.6">
            <text:p>27.6</text:p>
          </table:table-cell>
          <table:table-cell office:value-type="float" office:value="20.8">
            <text:p>20.8</text:p>
          </table:table-cell>
          <table:table-cell office:value-type="float" office:value="51.5">
            <text:p>51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3H30M13S">
            <text:p>11:30:13</text:p>
          </table:table-cell>
          <table:table-cell office:value-type="float" office:value="38.1">
            <text:p>38.1</text:p>
          </table:table-cell>
          <table:table-cell office:value-type="float" office:value="8.8">
            <text:p>8.8</text:p>
          </table:table-cell>
          <table:table-cell office:value-type="float" office:value="31.4">
            <text:p>31.4</text:p>
          </table:table-cell>
          <table:table-cell office:value-type="float" office:value="21.7">
            <text:p>21.7</text:p>
          </table:table-cell>
          <table:table-cell office:value-type="float" office:value="46.9">
            <text:p>46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9.925">
            <text:p>29.93</text:p>
            <draw:frame table:end-cell-address="CPU04.U37" table:end-x="0.474in" table:end-y="0.0031in" draw:z-index="0" draw:name="Chart 1" draw:style-name="gr1" svg:width="14.0496in" svg:height="5.0535in" svg:x="0.0299in" svg:y="0.0039in">
              <draw:object draw:notify-on-update-of-ranges="CPU04.A2:CPU04.A9 CPU04.B1:CPU04.B1 CPU04.B2:CPU04.B9 CPU04.C1:CPU04.C1 CPU04.C2:CPU04.C9 CPU04.D1:CPU04.D1 CPU04.D2:CPU04.D9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5.525">
            <text:p>5.53</text:p>
          </table:table-cell>
          <table:table-cell office:value-type="float" office:value="21.5375">
            <text:p>21.54</text:p>
          </table:table-cell>
          <table:table-cell office:value-type="float" office:value="43">
            <text:p>43</text:p>
          </table:table-cell>
          <table:table-cell office:value-type="float" office:value="35.45">
            <text:p>35.45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1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2293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0/7/2011</text:p>
        </chart:title>
        <chart:legend chart:legend-position="end" svg:x="32.81cm" svg:y="5.832cm" chart:style-name="ch3"/>
        <chart:plot-area chart:style-name="ch4" table:cell-range-address="CPU_ALL.A2:CPU_ALL.A9 CPU_ALL.F1:CPU_ALL.F9 DISK_SUMM.D2:DISK_SUMM.D9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9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9" chart:label-cell-address="CPU_ALL.F1:CPU_ALL.F1" chart:class="chart:line">
            <chart:data-point chart:repeated="8"/>
          </chart:series>
          <chart:series chart:attached-axis="secondary-y" chart:style-name="ch11" chart:values-cell-range-address="DISK_SUMM.D2:DISK_SUMM.D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9">11:26:43</text:p>
              </table:table-cell>
              <table:table-cell office:value-type="float" office:value="2.1">
                <text:p text:id="CPU_ALL.F2:CPU_ALL.F9">2.1</text:p>
              </table:table-cell>
              <table:table-cell office:value-type="float" office:value="0">
                <text:p text:id="DISK_SUMM.D2:DISK_SUMM.D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27.1">
                <text:p>27.1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57.4">
                <text:p>57.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33.8">
                <text:p>33.8</text:p>
              </table:table-cell>
              <table:table-cell office:value-type="float" office:value="406.6">
                <text:p>406.6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34.4">
                <text:p>34.4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6.4">
                <text:p>46.4</text:p>
              </table:table-cell>
              <table:table-cell office:value-type="float" office:value="338.8">
                <text:p>338.8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46.2">
                <text:p>46.2</text:p>
              </table:table-cell>
              <table:table-cell office:value-type="float" office:value="358.8">
                <text:p>35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387cm" svg:y="0.256cm" chart:style-name="ch2">
          <text:p>Disk %Busy JMeter_Test_90_Threads  10/7/2011</text:p>
        </chart:title>
        <chart:legend chart:legend-position="end" svg:x="33.368cm" svg:y="5.13cm" chart:style-name="ch3"/>
        <chart:plot-area chart:style-name="ch4" table:cell-range-address="DISKBUSY.A1:DISKBUSY.F9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9" chart:label-cell-address="DISKBUSY.B1:DISKBUSY.B1" chart:class="chart:line">
            <chart:data-point chart:repeated="8"/>
          </chart:series>
          <chart:series chart:style-name="ch9" chart:values-cell-range-address="DISKBUSY.C2:DISKBUSY.C9" chart:label-cell-address="DISKBUSY.C1:DISKBUSY.C1" chart:class="chart:line">
            <chart:data-point chart:repeated="8"/>
          </chart:series>
          <chart:series chart:style-name="ch10" chart:values-cell-range-address="DISKBUSY.D2:DISKBUSY.D9" chart:label-cell-address="DISKBUSY.D1:DISKBUSY.D1" chart:class="chart:line">
            <chart:data-point chart:repeated="8"/>
          </chart:series>
          <chart:series chart:style-name="ch11" chart:values-cell-range-address="DISKBUSY.E2:DISKBUSY.E9" chart:label-cell-address="DISKBUSY.E1:DISKBUSY.E1" chart:class="chart:line">
            <chart:data-point chart:repeated="8"/>
          </chart:series>
          <chart:series chart:style-name="ch12" chart:values-cell-range-address="DISKBUSY.F2:DISKBUSY.F9" chart:label-cell-address="DISKBUSY.F1:DISKBUSY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9">11:26:43</text:p>
              </table:table-cell>
              <table:table-cell office:value-type="float" office:value="0">
                <text:p text:id="DISKBUSY.B2:DISKBUSY.B9">0</text:p>
              </table:table-cell>
              <table:table-cell office:value-type="float" office:value="0">
                <text:p text:id="DISKBUSY.C2:DISKBUSY.C9">0</text:p>
              </table:table-cell>
              <table:table-cell office:value-type="float" office:value="0">
                <text:p text:id="DISKBUSY.D2:DISKBUSY.D9">0</text:p>
              </table:table-cell>
              <table:table-cell office:value-type="float" office:value="0">
                <text:p text:id="DISKBUSY.E2:DISKBUSY.E9">0</text:p>
              </table:table-cell>
              <table:table-cell office:value-type="float" office:value="0">
                <text:p text:id="DISKBUSY.F2:DISKBUSY.F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31.5">
                <text:p>31.5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61.4">
                <text:p>61.4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74.3">
                <text:p>74.3</text:p>
              </table:table-cell>
              <table:table-cell office:value-type="float" office:value="74.3">
                <text:p>7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70.8">
                <text:p>70.8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66.2">
                <text:p>66.2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63.2">
                <text:p>63.2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90_Threads  10/7/2011</text:p>
        </chart:title>
        <chart:legend chart:legend-position="end" svg:x="33.024cm" svg:y="5.599cm" chart:style-name="ch3"/>
        <chart:plot-area chart:style-name="ch4" table:cell-range-address="DISKREAD.B1:DISKREAD.F1 DISKREAD.B11:DISKREAD.F13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11:DISKREAD.F11" chart:class="chart:bar">
            <chart:data-point chart:repeated="5"/>
          </chart:series>
          <chart:series chart:style-name="ch9" chart:values-cell-range-address="DISKREAD.B12:DISKREAD.F12" chart:class="chart:bar">
            <chart:data-point chart:repeated="5"/>
          </chart:series>
          <chart:series chart:style-name="ch10" chart:values-cell-range-address="DISKREAD.B13:DISKREAD.F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0.075">
                <text:p text:id="DISKREAD.B11:DISKREAD.F11">0.075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0.358333333333333">
                <text:p text:id="DISKREAD.B12:DISKREAD.F12">0.35833333333333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0.0666666666666667">
                <text:p text:id="DISKREAD.B13:DISKREAD.F13">0.066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97cm" svg:y="0.256cm" chart:style-name="ch2">
          <text:p>Disk Read KB/s JMeter_Test_90_Threads  10/7/2011</text:p>
        </chart:title>
        <chart:legend chart:legend-position="end" svg:x="33.368cm" svg:y="5.13cm" chart:style-name="ch3"/>
        <chart:plot-area chart:style-name="ch4" table:cell-range-address="DISKREAD.A1:DISKREAD.F9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9" chart:label-cell-address="DISKREAD.B1:DISKREAD.B1" chart:class="chart:line">
            <chart:data-point chart:repeated="8"/>
          </chart:series>
          <chart:series chart:style-name="ch9" chart:values-cell-range-address="DISKREAD.C2:DISKREAD.C9" chart:label-cell-address="DISKREAD.C1:DISKREAD.C1" chart:class="chart:line">
            <chart:data-point chart:repeated="8"/>
          </chart:series>
          <chart:series chart:style-name="ch10" chart:values-cell-range-address="DISKREAD.D2:DISKREAD.D9" chart:label-cell-address="DISKREAD.D1:DISKREAD.D1" chart:class="chart:line">
            <chart:data-point chart:repeated="8"/>
          </chart:series>
          <chart:series chart:style-name="ch11" chart:values-cell-range-address="DISKREAD.E2:DISKREAD.E9" chart:label-cell-address="DISKREAD.E1:DISKREAD.E1" chart:class="chart:line">
            <chart:data-point chart:repeated="8"/>
          </chart:series>
          <chart:series chart:style-name="ch12" chart:values-cell-range-address="DISKREAD.F2:DISKREAD.F9" chart:label-cell-address="DISKREAD.F1:DISKREAD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9">11:26:43</text:p>
              </table:table-cell>
              <table:table-cell office:value-type="float" office:value="0">
                <text:p text:id="DISKREAD.B2:DISKREAD.B9">0</text:p>
              </table:table-cell>
              <table:table-cell office:value-type="float" office:value="0">
                <text:p text:id="DISKREAD.C2:DISKREAD.C9">0</text:p>
              </table:table-cell>
              <table:table-cell office:value-type="float" office:value="0">
                <text:p text:id="DISKREAD.D2:DISKREAD.D9">0</text:p>
              </table:table-cell>
              <table:table-cell office:value-type="float" office:value="0">
                <text:p text:id="DISKREAD.E2:DISKREAD.E9">0</text:p>
              </table:table-cell>
              <table:table-cell office:value-type="float" office:value="0">
                <text:p text:id="DISKREAD.F2:DISKREAD.F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90_Threads  10/7/2011</text:p>
        </chart:title>
        <chart:legend chart:legend-position="end" svg:x="33.024cm" svg:y="5.599cm" chart:style-name="ch3"/>
        <chart:plot-area chart:style-name="ch4" table:cell-range-address="DISKWRITE.B1:DISKWRITE.F1 DISKWRITE.B11:DISKWRITE.F13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11:DISKWRITE.F11" chart:class="chart:bar">
            <chart:data-point chart:repeated="5"/>
          </chart:series>
          <chart:series chart:style-name="ch9" chart:values-cell-range-address="DISKWRITE.B12:DISKWRITE.F12" chart:class="chart:bar">
            <chart:data-point chart:repeated="5"/>
          </chart:series>
          <chart:series chart:style-name="ch10" chart:values-cell-range-address="DISKWRITE.B13:DISKWRITE.F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1724.7">
                <text:p text:id="DISKWRITE.B11:DISKWRITE.F11">1724.7</text:p>
              </table:table-cell>
              <table:table-cell office:value-type="float" office:value="1724.7">
                <text:p>172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855.704557314316">
                <text:p text:id="DISKWRITE.B12:DISKWRITE.F12">855.704557314316</text:p>
              </table:table-cell>
              <table:table-cell office:value-type="float" office:value="855.704557314316">
                <text:p>855.704557314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366.795442685684">
                <text:p text:id="DISKWRITE.B13:DISKWRITE.F13">366.795442685684</text:p>
              </table:table-cell>
              <table:table-cell office:value-type="float" office:value="366.795442685684">
                <text:p>366.795442685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18cm" svg:y="0.256cm" chart:style-name="ch2">
          <text:p>Disk Write KB/s JMeter_Test_90_Threads  10/7/2011</text:p>
        </chart:title>
        <chart:legend chart:legend-position="end" svg:x="33.368cm" svg:y="5.13cm" chart:style-name="ch3"/>
        <chart:plot-area chart:style-name="ch4" table:cell-range-address="DISKWRITE.A1:DISKWRITE.F9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9" chart:label-cell-address="DISKWRITE.B1:DISKWRITE.B1" chart:class="chart:line">
            <chart:data-point chart:repeated="8"/>
          </chart:series>
          <chart:series chart:style-name="ch9" chart:values-cell-range-address="DISKWRITE.C2:DISKWRITE.C9" chart:label-cell-address="DISKWRITE.C1:DISKWRITE.C1" chart:class="chart:line">
            <chart:data-point chart:repeated="8"/>
          </chart:series>
          <chart:series chart:style-name="ch10" chart:values-cell-range-address="DISKWRITE.D2:DISKWRITE.D9" chart:label-cell-address="DISKWRITE.D1:DISKWRITE.D1" chart:class="chart:line">
            <chart:data-point chart:repeated="8"/>
          </chart:series>
          <chart:series chart:style-name="ch11" chart:values-cell-range-address="DISKWRITE.E2:DISKWRITE.E9" chart:label-cell-address="DISKWRITE.E1:DISKWRITE.E1" chart:class="chart:line">
            <chart:data-point chart:repeated="8"/>
          </chart:series>
          <chart:series chart:style-name="ch12" chart:values-cell-range-address="DISKWRITE.F2:DISKWRITE.F9" chart:label-cell-address="DISKWRITE.F1:DISKWRITE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9">11:26:43</text:p>
              </table:table-cell>
              <table:table-cell office:value-type="float" office:value="0">
                <text:p text:id="DISKWRITE.B2:DISKWRITE.B9">0</text:p>
              </table:table-cell>
              <table:table-cell office:value-type="float" office:value="0">
                <text:p text:id="DISKWRITE.C2:DISKWRITE.C9">0</text:p>
              </table:table-cell>
              <table:table-cell office:value-type="float" office:value="0">
                <text:p text:id="DISKWRITE.D2:DISKWRITE.D9">0</text:p>
              </table:table-cell>
              <table:table-cell office:value-type="float" office:value="0">
                <text:p text:id="DISKWRITE.E2:DISKWRITE.E9">0</text:p>
              </table:table-cell>
              <table:table-cell office:value-type="float" office:value="0">
                <text:p text:id="DISKWRITE.F2:DISKWRITE.F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651.7">
                <text:p>651.7</text:p>
              </table:table-cell>
              <table:table-cell office:value-type="float" office:value="651.7">
                <text:p>65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2926.2">
                <text:p>2926.2</text:p>
              </table:table-cell>
              <table:table-cell office:value-type="float" office:value="2926.2">
                <text:p>292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2750.1">
                <text:p>2750.1</text:p>
              </table:table-cell>
              <table:table-cell office:value-type="float" office:value="2750.1">
                <text:p>275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2538.7">
                <text:p>2538.7</text:p>
              </table:table-cell>
              <table:table-cell office:value-type="float" office:value="2538.7">
                <text:p>253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2947.2">
                <text:p>2947.2</text:p>
              </table:table-cell>
              <table:table-cell office:value-type="float" office:value="2947.2">
                <text:p>294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1980.4">
                <text:p>1980.4</text:p>
              </table:table-cell>
              <table:table-cell office:value-type="float" office:value="1980.4">
                <text:p>198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90_Threads  10/7/2011</text:p>
        </chart:title>
        <chart:legend chart:legend-position="end" svg:x="33.024cm" svg:y="5.599cm" chart:style-name="ch3"/>
        <chart:plot-area chart:style-name="ch4" table:cell-range-address="DISKXFER.B1:DISKXFER.F1 DISKXFER.B11:DISKXFER.F13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11:DISKXFER.F11" chart:class="chart:bar">
            <chart:data-point chart:repeated="5"/>
          </chart:series>
          <chart:series chart:style-name="ch9" chart:values-cell-range-address="DISKXFER.B12:DISKXFER.F12" chart:class="chart:bar">
            <chart:data-point chart:repeated="5"/>
          </chart:series>
          <chart:series chart:style-name="ch10" chart:values-cell-range-address="DISKXFER.B13:DISKXFER.F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126.4125">
                <text:p text:id="DISKXFER.B11:DISKXFER.F11">126.4125</text:p>
              </table:table-cell>
              <table:table-cell office:value-type="float" office:value="126.4125">
                <text:p>126.4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50.5821306733907">
                <text:p text:id="DISKXFER.B12:DISKXFER.F12">50.5821306733907</text:p>
              </table:table-cell>
              <table:table-cell office:value-type="float" office:value="50.5821306733907">
                <text:p>50.582130673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26.3053693266093">
                <text:p text:id="DISKXFER.B13:DISKXFER.F13">26.3053693266093</text:p>
              </table:table-cell>
              <table:table-cell office:value-type="float" office:value="26.3053693266093">
                <text:p>26.3053693266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521cm" svg:y="0.256cm" chart:style-name="ch2">
          <text:p>Disk transfers per second JMeter_Test_90_Threads  10/7/2011</text:p>
        </chart:title>
        <chart:legend chart:legend-position="end" svg:x="33.368cm" svg:y="5.13cm" chart:style-name="ch3"/>
        <chart:plot-area chart:style-name="ch4" table:cell-range-address="DISKXFER.A1:DISKXFER.F9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9" chart:label-cell-address="DISKXFER.B1:DISKXFER.B1" chart:class="chart:line">
            <chart:data-point chart:repeated="8"/>
          </chart:series>
          <chart:series chart:style-name="ch9" chart:values-cell-range-address="DISKXFER.C2:DISKXFER.C9" chart:label-cell-address="DISKXFER.C1:DISKXFER.C1" chart:class="chart:line">
            <chart:data-point chart:repeated="8"/>
          </chart:series>
          <chart:series chart:style-name="ch10" chart:values-cell-range-address="DISKXFER.D2:DISKXFER.D9" chart:label-cell-address="DISKXFER.D1:DISKXFER.D1" chart:class="chart:line">
            <chart:data-point chart:repeated="8"/>
          </chart:series>
          <chart:series chart:style-name="ch11" chart:values-cell-range-address="DISKXFER.E2:DISKXFER.E9" chart:label-cell-address="DISKXFER.E1:DISKXFER.E1" chart:class="chart:line">
            <chart:data-point chart:repeated="8"/>
          </chart:series>
          <chart:series chart:style-name="ch12" chart:values-cell-range-address="DISKXFER.F2:DISKXFER.F9" chart:label-cell-address="DISKXFER.F1:DISKXFER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9">11:26:43</text:p>
              </table:table-cell>
              <table:table-cell office:value-type="float" office:value="0">
                <text:p text:id="DISKXFER.B2:DISKXFER.B9">0</text:p>
              </table:table-cell>
              <table:table-cell office:value-type="float" office:value="0">
                <text:p text:id="DISKXFER.C2:DISKXFER.C9">0</text:p>
              </table:table-cell>
              <table:table-cell office:value-type="float" office:value="0">
                <text:p text:id="DISKXFER.D2:DISKXFER.D9">0</text:p>
              </table:table-cell>
              <table:table-cell office:value-type="float" office:value="0">
                <text:p text:id="DISKXFER.E2:DISKXFER.E9">0</text:p>
              </table:table-cell>
              <table:table-cell office:value-type="float" office:value="0">
                <text:p text:id="DISKXFER.F2:DISKXFER.F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86.7">
                <text:p>86.7</text:p>
              </table:table-cell>
              <table:table-cell office:value-type="float" office:value="86.7">
                <text:p>8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178.5">
                <text:p>178.5</text:p>
              </table:table-cell>
              <table:table-cell office:value-type="float" office:value="178.5">
                <text:p>17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203.3">
                <text:p>203.3</text:p>
              </table:table-cell>
              <table:table-cell office:value-type="float" office:value="203.3">
                <text:p>20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193.4">
                <text:p>193.4</text:p>
              </table:table-cell>
              <table:table-cell office:value-type="float" office:value="193.4">
                <text:p>19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169.4">
                <text:p>169.4</text:p>
              </table:table-cell>
              <table:table-cell office:value-type="float" office:value="169.4">
                <text:p>16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179.4">
                <text:p>179.4</text:p>
              </table:table-cell>
              <table:table-cell office:value-type="float" office:value="179.4">
                <text:p>17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10/7/2011</text:p>
        </chart:title>
        <chart:legend chart:legend-position="end" svg:x="33.262cm" svg:y="5.599cm" chart:style-name="ch3"/>
        <chart:plot-area chart:style-name="ch4" table:cell-range-address="JFSFILE.B1:JFSFILE.F1 JFSFILE.A11:JFSFILE.F13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11:JFSFILE.F11" chart:label-cell-address="JFSFILE.A11:JFSFILE.A11" chart:class="chart:bar">
            <chart:data-point chart:repeated="5"/>
          </chart:series>
          <chart:series chart:style-name="ch9" chart:values-cell-range-address="JFSFILE.B12:JFSFILE.F12" chart:label-cell-address="JFSFILE.A12:JFSFILE.A12" chart:class="chart:bar">
            <chart:data-point chart:repeated="5"/>
          </chart:series>
          <chart:series chart:style-name="ch10" chart:values-cell-range-address="JFSFILE.B13:JFSFILE.F13" chart:label-cell-address="JFSFILE.A13:JFSFILE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11:JFSFILE.A11">Avg.</text:p>
              </table:table-cell>
              <table:table-cell office:value-type="float" office:value="43.825">
                <text:p text:id="JFSFILE.B11:JFSFILE.F11">43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2:JFSFILE.A12">WAvg.</text:p>
              </table:table-cell>
              <table:table-cell office:value-type="float" office:value="0.00671705647462062">
                <text:p text:id="JFSFILE.B12:JFSFILE.F12">0.00671705647462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3:JFSFILE.A13">Max.</text:p>
              </table:table-cell>
              <table:table-cell office:value-type="float" office:value="0.768282943525385">
                <text:p text:id="JFSFILE.B13:JFSFILE.F13">0.76828294352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90_Threads  10/7/2011</text:p>
        </chart:title>
        <chart:legend chart:legend-position="end" svg:x="32.652cm" svg:y="6.067cm" chart:style-name="ch3"/>
        <chart:plot-area chart:style-name="ch4" table:cell-range-address="MEM.A2:MEM.A9 MEM.F1:MEM.F9" chart:data-source-has-labels="both" svg:x="0.708cm" svg:y="1.281cm" svg:width="31.237cm" svg:height="11.044cm">
          <chart:axis chart:dimension="x" chart:name="primary-x" chart:style-name="ch5">
            <chart:categories table:cell-range-address="MEM.A2:MEM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9" chart:label-cell-address="MEM.F1:MEM.F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9">11:26:43</text:p>
              </table:table-cell>
              <table:table-cell office:value-type="float" office:value="2753.3">
                <text:p text:id="MEM.F2:MEM.F9">2753.3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2753.1">
                <text:p>2753.1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2668.7">
                <text:p>2668.7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2584.7">
                <text:p>2584.7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2530.5">
                <text:p>2530.5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2442.2">
                <text:p>2442.2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2472.5">
                <text:p>2472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9" chart:data-source-has-labels="both" svg:x="0.708cm" svg:y="0.256cm" svg:width="31.105cm" svg:height="12.066cm">
          <chart:axis chart:dimension="x" chart:name="primary-x" chart:style-name="ch4">
            <chart:categories table:cell-range-address="MEM.A2:MEM.A9"/>
          </chart:axis>
          <chart:axis chart:dimension="y" chart:name="primary-y" chart:style-name="ch5"/>
          <chart:series chart:style-name="ch6" chart:values-cell-range-address="MEM.B2:MEM.B9" chart:label-cell-address="MEM.B1:MEM.B1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9">11:26:43</text:p>
              </table:table-cell>
              <table:table-cell office:value-type="float" office:value="4026.9">
                <text:p text:id="MEM.B2:MEM.B9">4026.9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90_Threads  10/7/2011</text:p>
        </chart:title>
        <chart:legend chart:legend-position="end" svg:x="33.209cm" svg:y="5.599cm" chart:style-name="ch3"/>
        <chart:plot-area chart:style-name="ch4" table:cell-range-address="CPU_ALL.A1:CPU_ALL.D9" chart:data-source-has-labels="both" svg:x="0.713cm" svg:y="1.281cm" svg:width="31.784cm" svg:height="11.044cm">
          <chart:axis chart:dimension="x" chart:name="primary-x" chart:style-name="ch5">
            <chart:categories table:cell-range-address="CPU_ALL.A2:CPU_ALL.A9"/>
          </chart:axis>
          <chart:axis chart:dimension="y" chart:name="primary-y" chart:style-name="ch6"/>
          <chart:series chart:style-name="ch7" chart:values-cell-range-address="CPU_ALL.B2:CPU_ALL.B9" chart:label-cell-address="CPU_ALL.B1:CPU_ALL.B1" chart:class="chart:area">
            <chart:data-point chart:repeated="8"/>
          </chart:series>
          <chart:series chart:style-name="ch8" chart:values-cell-range-address="CPU_ALL.C2:CPU_ALL.C9" chart:label-cell-address="CPU_ALL.C1:CPU_ALL.C1" chart:class="chart:area">
            <chart:data-point chart:repeated="8"/>
          </chart:series>
          <chart:series chart:style-name="ch9" chart:values-cell-range-address="CPU_ALL.D2:CPU_ALL.D9" chart:label-cell-address="CPU_ALL.D1:CPU_ALL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9">11:26:43</text:p>
              </table:table-cell>
              <table:table-cell office:value-type="float" office:value="1.6">
                <text:p text:id="CPU_ALL.B2:CPU_ALL.B9">1.6</text:p>
              </table:table-cell>
              <table:table-cell office:value-type="float" office:value="0.5">
                <text:p text:id="CPU_ALL.C2:CPU_ALL.C9">0.5</text:p>
              </table:table-cell>
              <table:table-cell office:value-type="float" office:value="0">
                <text:p text:id="CPU_ALL.D2:CPU_ALL.D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24.4">
                <text:p>24.4</text:p>
              </table:table-cell>
              <table:table-cell office:value-type="float" office:value="2.7">
                <text:p>2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51.7">
                <text:p>51.7</text:p>
              </table:table-cell>
              <table:table-cell office:value-type="float" office:value="5.7">
                <text:p>5.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28.4">
                <text:p>28.4</text:p>
              </table:table-cell>
              <table:table-cell office:value-type="float" office:value="5.4">
                <text:p>5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28.9">
                <text:p>28.9</text:p>
              </table:table-cell>
              <table:table-cell office:value-type="float" office:value="5.5">
                <text:p>5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0.3">
                <text:p>40.3</text:p>
              </table:table-cell>
              <table:table-cell office:value-type="float" office:value="6.1">
                <text:p>6.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39.3">
                <text:p>39.3</text:p>
              </table:table-cell>
              <table:table-cell office:value-type="float" office:value="6.9">
                <text:p>6.9</text:p>
              </table:table-cell>
              <table:table-cell office:value-type="float" office:value="12.3">
                <text:p>12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90_Threads (KB/s) - 10/7/2011</text:p>
        </chart:title>
        <chart:legend chart:legend-position="end" svg:x="31.781cm" svg:y="5.833cm" chart:style-name="ch3"/>
        <chart:plot-area chart:style-name="ch4" table:cell-range-address="NET.A2:NET.A9 NET.H1:NET.I9" chart:data-source-has-labels="both" svg:x="0.713cm" svg:y="1.281cm" svg:width="30.356cm" svg:height="11.044cm">
          <chart:axis chart:dimension="x" chart:name="primary-x" chart:style-name="ch5">
            <chart:categories table:cell-range-address="NET.A2:NET.A9"/>
          </chart:axis>
          <chart:axis chart:dimension="y" chart:name="primary-y" chart:style-name="ch6"/>
          <chart:series chart:style-name="ch7" chart:values-cell-range-address="NET.I2:NET.I9" chart:label-cell-address="NET.I1:NET.I1" chart:class="chart:area">
            <chart:data-point chart:repeated="8"/>
          </chart:series>
          <chart:series chart:style-name="ch8" chart:values-cell-range-address="NET.H2:NET.H9" chart:label-cell-address="NET.H1:NET.H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9">11:26:43</text:p>
              </table:table-cell>
              <table:table-cell office:value-type="float" office:value="-0.2">
                <text:p text:id="NET.I2:NET.I9">-0.2</text:p>
              </table:table-cell>
              <table:table-cell office:value-type="float" office:value="2">
                <text:p text:id="NET.H2:NET.H9">2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-0.1">
                <text:p>-0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-672.5">
                <text:p>-672.5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-552.1">
                <text:p>-552.1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-364.8">
                <text:p>-364.8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-353.7">
                <text:p>-353.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-457">
                <text:p>-4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-428.4">
                <text:p>-428.4</text:p>
              </table:table-cell>
              <table:table-cell office:value-type="float" office:value="25.2">
                <text:p>25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90_Threads (KB/s)  10/7/2011</text:p>
        </chart:title>
        <chart:legend chart:legend-position="end" svg:x="33.262cm" svg:y="5.598cm" chart:style-name="ch3"/>
        <chart:plot-area chart:style-name="ch4" table:cell-range-address="NET.B1:NET.E1 NET.A11:NET.E13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11:NET.E11" chart:label-cell-address="NET.A11:NET.A11" chart:class="chart:bar">
            <chart:data-point chart:repeated="4"/>
          </chart:series>
          <chart:series chart:style-name="ch9" chart:values-cell-range-address="NET.B12:NET.E12" chart:label-cell-address="NET.A12:NET.A12" chart:class="chart:bar">
            <chart:data-point chart:repeated="4"/>
          </chart:series>
          <chart:series chart:style-name="ch10" chart:values-cell-range-address="NET.B13:NET.E13" chart:label-cell-address="NET.A13:NET.A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11:NET.A11">Avg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16.7125">
                <text:p>16.7125</text:p>
              </table:table-cell>
              <table:table-cell office:value-type="float" office:value="0">
                <text:p>0</text:p>
              </table:table-cell>
              <table:table-cell office:value-type="float" office:value="353.6">
                <text:p>353.6</text:p>
              </table:table-cell>
            </table:table-row>
            <table:table-row>
              <table:table-cell office:value-type="string">
                <text:p text:id="NET.A12:NET.A12">WAvg.</text:p>
              </table:table-cell>
              <table:table-cell office:value-type="float" office:value="0">
                <text:p text:id="NET.B12:NET.E12">0</text:p>
              </table:table-cell>
              <table:table-cell office:value-type="float" office:value="5.1783750934929">
                <text:p>5.1783750934929</text:p>
              </table:table-cell>
              <table:table-cell office:value-type="float" office:value="0">
                <text:p>0</text:p>
              </table:table-cell>
              <table:table-cell office:value-type="float" office:value="144.006405542987">
                <text:p>144.006405542987</text:p>
              </table:table-cell>
            </table:table-row>
            <table:table-row>
              <table:table-cell office:value-type="string">
                <text:p text:id="NET.A13:NET.A13">Max.</text:p>
              </table:table-cell>
              <table:table-cell office:value-type="float" office:value="0">
                <text:p text:id="NET.B13:NET.E13">0</text:p>
              </table:table-cell>
              <table:table-cell office:value-type="float" office:value="6.5091249065071">
                <text:p>6.5091249065071</text:p>
              </table:table-cell>
              <table:table-cell office:value-type="float" office:value="0">
                <text:p>0</text:p>
              </table:table-cell>
              <table:table-cell office:value-type="float" office:value="174.893594457014">
                <text:p>174.89359445701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408cm" svg:y="0.256cm" chart:style-name="ch2">
          <text:p>Network I/O JMeter_Test_90_Threads (KB/s)  10/7/2011</text:p>
        </chart:title>
        <chart:legend chart:legend-position="end" svg:x="32.68cm" svg:y="5.366cm" chart:style-name="ch3"/>
        <chart:plot-area chart:style-name="ch4" table:cell-range-address="NET.A1:NET.E9" chart:data-source-has-labels="both" svg:x="0.713cm" svg:y="1.281cm" svg:width="31.255cm" svg:height="11.045cm">
          <chart:axis chart:dimension="x" chart:name="primary-x" chart:style-name="ch5">
            <chart:categories table:cell-range-address="NET.A2:NET.A9"/>
          </chart:axis>
          <chart:axis chart:dimension="y" chart:name="primary-y" chart:style-name="ch6"/>
          <chart:series chart:style-name="ch7" chart:values-cell-range-address="NET.B2:NET.B9" chart:label-cell-address="NET.B1:NET.B1" chart:class="chart:area">
            <chart:data-point chart:repeated="8"/>
          </chart:series>
          <chart:series chart:style-name="ch8" chart:values-cell-range-address="NET.C2:NET.C9" chart:label-cell-address="NET.C1:NET.C1" chart:class="chart:area">
            <chart:data-point chart:repeated="8"/>
          </chart:series>
          <chart:series chart:style-name="ch9" chart:values-cell-range-address="NET.D2:NET.D9" chart:label-cell-address="NET.D1:NET.D1" chart:class="chart:area">
            <chart:data-point chart:repeated="8"/>
          </chart:series>
          <chart:series chart:style-name="ch10" chart:values-cell-range-address="NET.E2:NET.E9" chart:label-cell-address="NET.E1:NET.E1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9">11:26:43</text:p>
              </table:table-cell>
              <table:table-cell office:value-type="float" office:value="0">
                <text:p text:id="NET.B2:NET.B9">0</text:p>
              </table:table-cell>
              <table:table-cell office:value-type="float" office:value="2">
                <text:p text:id="NET.C2:NET.C9">2</text:p>
              </table:table-cell>
              <table:table-cell office:value-type="float" office:value="0">
                <text:p text:id="NET.D2:NET.D9">0</text:p>
              </table:table-cell>
              <table:table-cell office:value-type="float" office:value="0.2">
                <text:p text:id="NET.E2:NET.E9">0.2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0">
                <text:p>0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  <table:table-cell office:value-type="float" office:value="672.5">
                <text:p>672.5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0">
                <text:p>0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552.1">
                <text:p>552.1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0">
                <text:p>0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  <table:table-cell office:value-type="float" office:value="364.8">
                <text:p>364.8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0">
                <text:p>0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  <table:table-cell office:value-type="float" office:value="353.7">
                <text:p>353.7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  <table:table-cell office:value-type="float" office:value="0">
                <text:p>0</text:p>
              </table:table-cell>
              <table:table-cell office:value-type="float" office:value="428.4">
                <text:p>428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90_Threads  10/7/2011</text:p>
        </chart:title>
        <chart:legend chart:legend-position="end" svg:x="33.262cm" svg:y="5.599cm" chart:style-name="ch3"/>
        <chart:plot-area chart:style-name="ch4" table:cell-range-address="NETPACKET.B1:NETPACKET.E1 NETPACKET.A11:NETPACKET.E13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11:NETPACKET.E11" chart:label-cell-address="NETPACKET.A11:NETPACKET.A11" chart:class="chart:bar">
            <chart:data-point chart:repeated="4"/>
          </chart:series>
          <chart:series chart:style-name="ch9" chart:values-cell-range-address="NETPACKET.B12:NETPACKET.E12" chart:label-cell-address="NETPACKET.A12:NETPACKET.A12" chart:class="chart:bar">
            <chart:data-point chart:repeated="4"/>
          </chart:series>
          <chart:series chart:style-name="ch10" chart:values-cell-range-address="NETPACKET.B13:NETPACKET.E13" chart:label-cell-address="NETPACKET.A13:NETPACKET.A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11:NETPACKET.A11">Avg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150.4">
                <text:p>150.4</text:p>
              </table:table-cell>
              <table:table-cell office:value-type="float" office:value="0">
                <text:p>0</text:p>
              </table:table-cell>
              <table:table-cell office:value-type="float" office:value="271.75">
                <text:p>271.75</text:p>
              </table:table-cell>
            </table:table-row>
            <table:table-row>
              <table:table-cell office:value-type="string">
                <text:p text:id="NETPACKET.A12:NETPACKET.A12">WAvg.</text:p>
              </table:table-cell>
              <table:table-cell office:value-type="float" office:value="0">
                <text:p text:id="NETPACKET.B12:NETPACKET.E12">0</text:p>
              </table:table-cell>
              <table:table-cell office:value-type="float" office:value="48.7777260638299">
                <text:p>48.7777260638299</text:p>
              </table:table-cell>
              <table:table-cell office:value-type="float" office:value="0">
                <text:p>0</text:p>
              </table:table-cell>
              <table:table-cell office:value-type="float" office:value="109.009972401104">
                <text:p>109.009972401104</text:p>
              </table:table-cell>
            </table:table-row>
            <table:table-row>
              <table:table-cell office:value-type="string">
                <text:p text:id="NETPACKET.A13:NETPACKET.A13">Max.</text:p>
              </table:table-cell>
              <table:table-cell office:value-type="float" office:value="0">
                <text:p text:id="NETPACKET.B13:NETPACKET.E13">0</text:p>
              </table:table-cell>
              <table:table-cell office:value-type="float" office:value="78.5222739361702">
                <text:p>78.5222739361702</text:p>
              </table:table-cell>
              <table:table-cell office:value-type="float" office:value="0">
                <text:p>0</text:p>
              </table:table-cell>
              <table:table-cell office:value-type="float" office:value="134.240027598896">
                <text:p>134.24002759889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90_Threads  10/7/2011</text:p>
        </chart:title>
        <chart:legend chart:legend-position="end" svg:x="32.389cm" svg:y="5.364cm" chart:style-name="ch3"/>
        <chart:plot-area chart:style-name="ch4" table:cell-range-address="NETPACKET.A1:NETPACKET.E9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9" chart:label-cell-address="NETPACKET.B1:NETPACKET.B1" chart:class="chart:line">
            <chart:data-point chart:repeated="8"/>
          </chart:series>
          <chart:series chart:style-name="ch9" chart:values-cell-range-address="NETPACKET.C2:NETPACKET.C9" chart:label-cell-address="NETPACKET.C1:NETPACKET.C1" chart:class="chart:line">
            <chart:data-point chart:repeated="8"/>
          </chart:series>
          <chart:series chart:style-name="ch10" chart:values-cell-range-address="NETPACKET.D2:NETPACKET.D9" chart:label-cell-address="NETPACKET.D1:NETPACKET.D1" chart:class="chart:line">
            <chart:data-point chart:repeated="8"/>
          </chart:series>
          <chart:series chart:style-name="ch11" chart:values-cell-range-address="NETPACKET.E2:NETPACKET.E9" chart:label-cell-address="NETPACKET.E1:NETPACKET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9">11:26:43</text:p>
              </table:table-cell>
              <table:table-cell office:value-type="float" office:value="0">
                <text:p text:id="NETPACKET.B2:NETPACKET.B9">0</text:p>
              </table:table-cell>
              <table:table-cell office:value-type="float" office:value="20.8">
                <text:p text:id="NETPACKET.C2:NETPACKET.C9">20.8</text:p>
              </table:table-cell>
              <table:table-cell office:value-type="float" office:value="0">
                <text:p text:id="NETPACKET.D2:NETPACKET.D9">0</text:p>
              </table:table-cell>
              <table:table-cell office:value-type="float" office:value="0.9">
                <text:p text:id="NETPACKET.E2:NETPACKET.E9">0.9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0">
                <text:p>0</text:p>
              </table:table-cell>
              <table:table-cell office:value-type="float" office:value="277.7">
                <text:p>277.7</text:p>
              </table:table-cell>
              <table:table-cell office:value-type="float" office:value="0">
                <text:p>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0">
                <text:p>0</text:p>
              </table:table-cell>
              <table:table-cell office:value-type="float" office:value="213.4">
                <text:p>213.4</text:p>
              </table:table-cell>
              <table:table-cell office:value-type="float" office:value="0">
                <text:p>0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0">
                <text:p>0</text:p>
              </table:table-cell>
              <table:table-cell office:value-type="float" office:value="153.8">
                <text:p>153.8</text:p>
              </table:table-cell>
              <table:table-cell office:value-type="float" office:value="0">
                <text:p>0</text:p>
              </table:table-cell>
              <table:table-cell office:value-type="float" office:value="282.6">
                <text:p>282.6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0">
                <text:p>0</text:p>
              </table:table-cell>
              <table:table-cell office:value-type="float" office:value="149.9">
                <text:p>149.9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354.8">
                <text:p>354.8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0">
                <text:p>0</text:p>
              </table:table-cell>
              <table:table-cell office:value-type="float" office:value="187.9">
                <text:p>187.9</text:p>
              </table:table-cell>
              <table:table-cell office:value-type="float" office:value="0">
                <text:p>0</text:p>
              </table:table-cell>
              <table:table-cell office:value-type="float" office:value="333.6">
                <text:p>333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10/7/2011</text:p>
        </chart:title>
        <chart:legend chart:legend-position="end" svg:x="32.68cm" svg:y="5.833cm" chart:style-name="ch3"/>
        <chart:plot-area chart:style-name="ch4" table:cell-range-address="PROC.A1:PROC.C9" chart:data-source-has-labels="both" svg:x="0.713cm" svg:y="1.281cm" svg:width="31.255cm" svg:height="11.044cm">
          <chart:axis chart:dimension="x" chart:name="primary-x" chart:style-name="ch5">
            <chart:categories table:cell-range-address="PROC.A2:PROC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9" chart:label-cell-address="PROC.B1:PROC.B1" chart:class="chart:line">
            <chart:data-point chart:repeated="8"/>
          </chart:series>
          <chart:series chart:style-name="ch9" chart:values-cell-range-address="PROC.C2:PROC.C9" chart:label-cell-address="PROC.C1:PROC.C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9">11:26:43</text:p>
              </table:table-cell>
              <table:table-cell office:value-type="float" office:value="1">
                <text:p text:id="PROC.B2:PROC.B9">1</text:p>
              </table:table-cell>
              <table:table-cell office:value-type="float" office:value="-1">
                <text:p text:id="PROC.C2:PROC.C9">-1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90_Threads  10/7/2011</text:p>
        </chart:title>
        <chart:legend chart:legend-position="end" svg:x="32.76cm" svg:y="5.832cm" chart:style-name="ch3"/>
        <chart:plot-area chart:style-name="ch4" table:cell-range-address="PROC.A2:PROC.A9 PROC.D2:PROC.E9" chart:data-source-has-labels="column" svg:x="0.713cm" svg:y="1.281cm" svg:width="31.335cm" svg:height="11.041cm">
          <chart:axis chart:dimension="x" chart:name="primary-x" chart:style-name="ch5">
            <chart:categories table:cell-range-address="PROC.A2:PROC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9" chart:class="chart:line">
            <chart:data-point chart:repeated="8"/>
          </chart:series>
          <chart:series chart:style-name="ch9" chart:values-cell-range-address="PROC.E2:PROC.E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9">11:26:43</text:p>
              </table:table-cell>
              <table:table-cell office:value-type="float" office:value="0">
                <text:p text:id="PROC.D2:PROC.D9">0</text:p>
              </table:table-cell>
              <table:table-cell office:value-type="float" office:value="-1">
                <text:p text:id="PROC.E2:PROC.E9">-1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129.9">
                <text:p>129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1400.5">
                <text:p>140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1853.2">
                <text:p>185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1583.2">
                <text:p>158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1476.5">
                <text:p>1476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1637.3">
                <text:p>1637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1962.7">
                <text:p>1962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90_Threads  10/7/2011</text:p>
        </chart:title>
        <chart:legend chart:legend-position="end" svg:x="32.76cm" svg:y="5.834cm" chart:style-name="ch3"/>
        <chart:plot-area chart:style-name="ch4" table:cell-range-address="PROC.A2:PROC.A9 PROC.H2:PROC.I9" chart:data-source-has-labels="column" svg:x="0.713cm" svg:y="1.281cm" svg:width="31.335cm" svg:height="11.045cm">
          <chart:axis chart:dimension="x" chart:name="primary-x" chart:style-name="ch5">
            <chart:categories table:cell-range-address="PROC.A2:PROC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9" chart:class="chart:line">
            <chart:data-point chart:repeated="8"/>
          </chart:series>
          <chart:series chart:style-name="ch9" chart:values-cell-range-address="PROC.I2:PROC.I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9">11:26:43</text:p>
              </table:table-cell>
              <table:table-cell office:value-type="float" office:value="0">
                <text:p text:id="PROC.H2:PROC.H9">0</text:p>
              </table:table-cell>
              <table:table-cell office:value-type="float" office:value="-1">
                <text:p text:id="PROC.I2:PROC.I9">-1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5.6">
                <text:p>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21.9">
                <text:p>2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4.6">
                <text:p>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9.4">
                <text:p>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10.8">
                <text:p>10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10/7/2011</text:p>
        </chart:title>
        <chart:legend chart:legend-position="end" svg:x="32.998cm" svg:y="5.833cm" chart:style-name="ch3"/>
        <chart:plot-area chart:style-name="ch4" table:cell-range-address="VM.A2:VM.A9 VM.H1:VM.I9" chart:data-source-has-labels="both" svg:x="0.713cm" svg:y="1.281cm" svg:width="31.573cm" svg:height="11.044cm">
          <chart:axis chart:dimension="x" chart:name="primary-x" chart:style-name="ch5">
            <chart:categories table:cell-range-address="VM.A2:VM.A9"/>
          </chart:axis>
          <chart:axis chart:dimension="y" chart:name="primary-y" chart:style-name="ch6"/>
          <chart:series chart:style-name="ch7" chart:values-cell-range-address="VM.H2:VM.H9" chart:label-cell-address="VM.H1:VM.H1" chart:class="chart:area">
            <chart:data-point chart:repeated="8"/>
          </chart:series>
          <chart:series chart:style-name="ch8" chart:values-cell-range-address="VM.I2:VM.I9" chart:label-cell-address="VM.I1:VM.I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9">11:26:43</text:p>
              </table:table-cell>
              <table:table-cell office:value-type="float" office:value="-1">
                <text:p text:id="VM.H2:VM.H9">-1</text:p>
              </table:table-cell>
              <table:table-cell office:value-type="float" office:value="-1">
                <text:p text:id="VM.I2:VM.I9">-1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0/7/2011</text:p>
        </chart:title>
        <chart:legend chart:legend-position="end" svg:x="32.918cm" svg:y="5.832cm" chart:style-name="ch3"/>
        <chart:plot-area chart:style-name="ch4" table:cell-range-address="VM.A2:VM.A9 VM.J1:VM.K9" chart:data-source-has-labels="both" svg:x="0.713cm" svg:y="1.281cm" svg:width="31.493cm" svg:height="11.041cm">
          <chart:axis chart:dimension="x" chart:name="primary-x" chart:style-name="ch5">
            <chart:categories table:cell-range-address="VM.A2:VM.A9"/>
          </chart:axis>
          <chart:axis chart:dimension="y" chart:name="primary-y" chart:style-name="ch6"/>
          <chart:series chart:style-name="ch7" chart:values-cell-range-address="VM.J2:VM.J9" chart:label-cell-address="VM.J1:VM.J1" chart:class="chart:area">
            <chart:data-point chart:repeated="8"/>
          </chart:series>
          <chart:series chart:style-name="ch8" chart:values-cell-range-address="VM.K2:VM.K9" chart:label-cell-address="VM.K1:VM.K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9">11:26:43</text:p>
              </table:table-cell>
              <table:table-cell office:value-type="float" office:value="-1">
                <text:p text:id="VM.J2:VM.J9">-1</text:p>
              </table:table-cell>
              <table:table-cell office:value-type="float" office:value="-1">
                <text:p text:id="VM.K2:VM.K9">-1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9 CPU_ALL.G1:CPU_ALL.G9" chart:data-source-has-labels="both" svg:x="0.713cm" svg:y="0.256cm" svg:width="31.996cm" svg:height="12.066cm">
          <chart:axis chart:dimension="x" chart:name="primary-x" chart:style-name="ch4">
            <chart:categories table:cell-range-address="CPU_ALL.A2:CPU_ALL.A9"/>
          </chart:axis>
          <chart:axis chart:dimension="y" chart:name="primary-y" chart:style-name="ch5"/>
          <chart:series chart:style-name="ch6" chart:values-cell-range-address="CPU_ALL.G2:CPU_ALL.G9" chart:label-cell-address="CPU_ALL.G1:CPU_ALL.G1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9">11:26:43</text:p>
              </table:table-cell>
              <table:table-cell office:value-type="float" office:value="4">
                <text:p text:id="CPU_ALL.G2:CPU_ALL.G9">4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90_Threads  10/7/2011</text:p>
        </chart:title>
        <chart:legend chart:legend-position="end" svg:x="33.209cm" svg:y="5.599cm" chart:style-name="ch3"/>
        <chart:plot-area chart:style-name="ch4" table:cell-range-address="CPU01.A1:CPU01.D9" chart:data-source-has-labels="both" svg:x="0.713cm" svg:y="1.281cm" svg:width="31.784cm" svg:height="11.044cm">
          <chart:axis chart:dimension="x" chart:name="primary-x" chart:style-name="ch5">
            <chart:categories table:cell-range-address="CPU01.A2:CPU01.A9"/>
          </chart:axis>
          <chart:axis chart:dimension="y" chart:name="primary-y" chart:style-name="ch6"/>
          <chart:series chart:style-name="ch7" chart:values-cell-range-address="CPU01.B2:CPU01.B9" chart:label-cell-address="CPU01.B1:CPU01.B1" chart:class="chart:area">
            <chart:data-point chart:repeated="8"/>
          </chart:series>
          <chart:series chart:style-name="ch8" chart:values-cell-range-address="CPU01.C2:CPU01.C9" chart:label-cell-address="CPU01.C1:CPU01.C1" chart:class="chart:area">
            <chart:data-point chart:repeated="8"/>
          </chart:series>
          <chart:series chart:style-name="ch9" chart:values-cell-range-address="CPU01.D2:CPU01.D9" chart:label-cell-address="CPU01.D1:CPU01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9">11:26:43</text:p>
              </table:table-cell>
              <table:table-cell office:value-type="float" office:value="2.4">
                <text:p text:id="CPU01.B2:CPU01.B9">2.4</text:p>
              </table:table-cell>
              <table:table-cell office:value-type="float" office:value="0.4">
                <text:p text:id="CPU01.C2:CPU01.C9">0.4</text:p>
              </table:table-cell>
              <table:table-cell office:value-type="float" office:value="0.3">
                <text:p text:id="CPU01.D2:CPU01.D9">0.3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21.5">
                <text:p>21.5</text:p>
              </table:table-cell>
              <table:table-cell office:value-type="float" office:value="2.8">
                <text:p>2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49.3">
                <text:p>49.3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22.1">
                <text:p>22.1</text:p>
              </table:table-cell>
              <table:table-cell office:value-type="float" office:value="3.8">
                <text:p>3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21.5">
                <text:p>21.5</text:p>
              </table:table-cell>
              <table:table-cell office:value-type="float" office:value="4.2">
                <text:p>4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1.3">
                <text:p>41.3</text:p>
              </table:table-cell>
              <table:table-cell office:value-type="float" office:value="4.8">
                <text:p>4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42.6">
                <text:p>42.6</text:p>
              </table:table-cell>
              <table:table-cell office:value-type="float" office:value="6.1">
                <text:p>6.1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90_Threads  10/7/2011</text:p>
        </chart:title>
        <chart:legend chart:legend-position="end" svg:x="33.209cm" svg:y="5.599cm" chart:style-name="ch3"/>
        <chart:plot-area chart:style-name="ch4" table:cell-range-address="CPU02.A1:CPU02.D9" chart:data-source-has-labels="both" svg:x="0.713cm" svg:y="1.281cm" svg:width="31.784cm" svg:height="11.044cm">
          <chart:axis chart:dimension="x" chart:name="primary-x" chart:style-name="ch5">
            <chart:categories table:cell-range-address="CPU02.A2:CPU02.A9"/>
          </chart:axis>
          <chart:axis chart:dimension="y" chart:name="primary-y" chart:style-name="ch6"/>
          <chart:series chart:style-name="ch7" chart:values-cell-range-address="CPU02.B2:CPU02.B9" chart:label-cell-address="CPU02.B1:CPU02.B1" chart:class="chart:area">
            <chart:data-point chart:repeated="8"/>
          </chart:series>
          <chart:series chart:style-name="ch8" chart:values-cell-range-address="CPU02.C2:CPU02.C9" chart:label-cell-address="CPU02.C1:CPU02.C1" chart:class="chart:area">
            <chart:data-point chart:repeated="8"/>
          </chart:series>
          <chart:series chart:style-name="ch9" chart:values-cell-range-address="CPU02.D2:CPU02.D9" chart:label-cell-address="CPU02.D1:CPU02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9">11:26:43</text:p>
              </table:table-cell>
              <table:table-cell office:value-type="float" office:value="2.5">
                <text:p text:id="CPU02.B2:CPU02.B9">2.5</text:p>
              </table:table-cell>
              <table:table-cell office:value-type="float" office:value="0.3">
                <text:p text:id="CPU02.C2:CPU02.C9">0.3</text:p>
              </table:table-cell>
              <table:table-cell office:value-type="float" office:value="0.2">
                <text:p text:id="CPU02.D2:CPU02.D9">0.2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23.7">
                <text:p>23.7</text:p>
              </table:table-cell>
              <table:table-cell office:value-type="float" office:value="2.4">
                <text:p>2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50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23.4">
                <text:p>23.4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22.5">
                <text:p>22.5</text:p>
              </table:table-cell>
              <table:table-cell office:value-type="float" office:value="4.8">
                <text:p>4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1">
                <text:p>41</text:p>
              </table:table-cell>
              <table:table-cell office:value-type="float" office:value="5.5">
                <text:p>5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35.3">
                <text:p>35.3</text:p>
              </table:table-cell>
              <table:table-cell office:value-type="float" office:value="6.6">
                <text:p>6.6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90_Threads  10/7/2011</text:p>
        </chart:title>
        <chart:legend chart:legend-position="end" svg:x="33.209cm" svg:y="5.599cm" chart:style-name="ch3"/>
        <chart:plot-area chart:style-name="ch4" table:cell-range-address="CPU03.A1:CPU03.D9" chart:data-source-has-labels="both" svg:x="0.713cm" svg:y="1.281cm" svg:width="31.784cm" svg:height="11.044cm">
          <chart:axis chart:dimension="x" chart:name="primary-x" chart:style-name="ch5">
            <chart:categories table:cell-range-address="CPU03.A2:CPU03.A9"/>
          </chart:axis>
          <chart:axis chart:dimension="y" chart:name="primary-y" chart:style-name="ch6"/>
          <chart:series chart:style-name="ch7" chart:values-cell-range-address="CPU03.B2:CPU03.B9" chart:label-cell-address="CPU03.B1:CPU03.B1" chart:class="chart:area">
            <chart:data-point chart:repeated="8"/>
          </chart:series>
          <chart:series chart:style-name="ch8" chart:values-cell-range-address="CPU03.C2:CPU03.C9" chart:label-cell-address="CPU03.C1:CPU03.C1" chart:class="chart:area">
            <chart:data-point chart:repeated="8"/>
          </chart:series>
          <chart:series chart:style-name="ch9" chart:values-cell-range-address="CPU03.D2:CPU03.D9" chart:label-cell-address="CPU03.D1:CPU03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9">11:26:43</text:p>
              </table:table-cell>
              <table:table-cell office:value-type="float" office:value="2.1">
                <text:p text:id="CPU03.B2:CPU03.B9">2.1</text:p>
              </table:table-cell>
              <table:table-cell office:value-type="float" office:value="0.2">
                <text:p text:id="CPU03.C2:CPU03.C9">0.2</text:p>
              </table:table-cell>
              <table:table-cell office:value-type="float" office:value="0.3">
                <text:p text:id="CPU03.D2:CPU03.D9">0.3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25.9">
                <text:p>25.9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55.7">
                <text:p>55.7</text:p>
              </table:table-cell>
              <table:table-cell office:value-type="float" office:value="5.4">
                <text:p>5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32.8">
                <text:p>32.8</text:p>
              </table:table-cell>
              <table:table-cell office:value-type="float" office:value="4.8">
                <text:p>4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29.6">
                <text:p>29.6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34.9">
                <text:p>34.9</text:p>
              </table:table-cell>
              <table:table-cell office:value-type="float" office:value="6.5">
                <text:p>6.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41.6">
                <text:p>41.6</text:p>
              </table:table-cell>
              <table:table-cell office:value-type="float" office:value="6.2">
                <text:p>6.2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90_Threads  10/7/2011</text:p>
        </chart:title>
        <chart:legend chart:legend-position="end" svg:x="33.209cm" svg:y="5.599cm" chart:style-name="ch3"/>
        <chart:plot-area chart:style-name="ch4" table:cell-range-address="CPU04.A1:CPU04.D9" chart:data-source-has-labels="both" svg:x="0.713cm" svg:y="1.281cm" svg:width="31.784cm" svg:height="11.044cm">
          <chart:axis chart:dimension="x" chart:name="primary-x" chart:style-name="ch5">
            <chart:categories table:cell-range-address="CPU04.A2:CPU04.A9"/>
          </chart:axis>
          <chart:axis chart:dimension="y" chart:name="primary-y" chart:style-name="ch6"/>
          <chart:series chart:style-name="ch7" chart:values-cell-range-address="CPU04.B2:CPU04.B9" chart:label-cell-address="CPU04.B1:CPU04.B1" chart:class="chart:area">
            <chart:data-point chart:repeated="8"/>
          </chart:series>
          <chart:series chart:style-name="ch8" chart:values-cell-range-address="CPU04.C2:CPU04.C9" chart:label-cell-address="CPU04.C1:CPU04.C1" chart:class="chart:area">
            <chart:data-point chart:repeated="8"/>
          </chart:series>
          <chart:series chart:style-name="ch9" chart:values-cell-range-address="CPU04.D2:CPU04.D9" chart:label-cell-address="CPU04.D1:CPU04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9">11:26:43</text:p>
              </table:table-cell>
              <table:table-cell office:value-type="float" office:value="2.4">
                <text:p text:id="CPU04.B2:CPU04.B9">2.4</text:p>
              </table:table-cell>
              <table:table-cell office:value-type="float" office:value="0.3">
                <text:p text:id="CPU04.C2:CPU04.C9">0.3</text:p>
              </table:table-cell>
              <table:table-cell office:value-type="float" office:value="0.7">
                <text:p text:id="CPU04.D2:CPU04.D9">0.7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26.4">
                <text:p>26.4</text:p>
              </table:table-cell>
              <table:table-cell office:value-type="float" office:value="3.3">
                <text:p>3.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51.5">
                <text:p>51.5</text:p>
              </table:table-cell>
              <table:table-cell office:value-type="float" office:value="8">
                <text:p>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35">
                <text:p>35</text:p>
              </table:table-cell>
              <table:table-cell office:value-type="float" office:value="8.6">
                <text:p>8.6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41.8">
                <text:p>41.8</text:p>
              </table:table-cell>
              <table:table-cell office:value-type="float" office:value="7.8">
                <text:p>7.8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44.2">
                <text:p>44.2</text:p>
              </table:table-cell>
              <table:table-cell office:value-type="float" office:value="7.3">
                <text:p>7.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38.1">
                <text:p>38.1</text:p>
              </table:table-cell>
              <table:table-cell office:value-type="float" office:value="8.8">
                <text:p>8.8</text:p>
              </table:table-cell>
              <table:table-cell office:value-type="float" office:value="31.4">
                <text:p>31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0/7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5.0875">
                <text:p text:id="CPU_SUMM.B2:CPU_SUMM.B5">25.0875</text:p>
              </table:table-cell>
              <table:table-cell office:value-type="float" office:value="3.4">
                <text:p text:id="CPU_SUMM.C2:CPU_SUMM.C5">3.4</text:p>
              </table:table-cell>
              <table:table-cell office:value-type="float" office:value="4.2375">
                <text:p text:id="CPU_SUMM.D2:CPU_SUMM.D5">4.237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4.8375">
                <text:p>24.8375</text:p>
              </table:table-cell>
              <table:table-cell office:value-type="float" office:value="3.65">
                <text:p>3.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7.825">
                <text:p>27.825</text:p>
              </table:table-cell>
              <table:table-cell office:value-type="float" office:value="3.8">
                <text:p>3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9.925">
                <text:p>29.925</text:p>
              </table:table-cell>
              <table:table-cell office:value-type="float" office:value="5.525">
                <text:p>5.525</text:p>
              </table:table-cell>
              <table:table-cell office:value-type="float" office:value="21.5375">
                <text:p>21.5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90_Threads - 10/7/2011</text:p>
        </chart:title>
        <chart:legend chart:legend-position="end" svg:x="31.793cm" svg:y="5.599cm" chart:style-name="ch3"/>
        <chart:plot-area chart:style-name="ch4" table:cell-range-address="DISK_SUMM.A2:DISK_SUMM.D9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9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9" chart:label-cell-address="DISK_SUMM.B1:DISK_SUMM.B1" chart:class="chart:area">
            <chart:data-point chart:repeated="8"/>
          </chart:series>
          <chart:series chart:attached-axis="primary-y" chart:style-name="ch11" chart:values-cell-range-address="DISK_SUMM.C2:DISK_SUMM.C9" chart:label-cell-address="DISK_SUMM.C1:DISK_SUMM.C1" chart:class="chart:area">
            <chart:data-point chart:repeated="8"/>
          </chart:series>
          <chart:series chart:attached-axis="secondary-y" chart:style-name="ch12" chart:values-cell-range-address="DISK_SUMM.D2:DISK_SUMM.D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9">11:26:43</text:p>
              </table:table-cell>
              <table:table-cell office:value-type="float" office:value="0">
                <text:p text:id="DISK_SUMM.B2:DISK_SUMM.B9">0</text:p>
              </table:table-cell>
              <table:table-cell office:value-type="float" office:value="0">
                <text:p text:id="DISK_SUMM.C2:DISK_SUMM.C9">0</text:p>
              </table:table-cell>
              <table:table-cell office:value-type="float" office:value="0">
                <text:p text:id="DISK_SUMM.D2:DISK_SUMM.D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0">
                <text:p>0</text:p>
              </table:table-cell>
              <table:table-cell office:value-type="float" office:value="1303.4">
                <text:p>1303.4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0">
                <text:p>0</text:p>
              </table:table-cell>
              <table:table-cell office:value-type="float" office:value="5852.4">
                <text:p>5852.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0.2">
                <text:p>0.2</text:p>
              </table:table-cell>
              <table:table-cell office:value-type="float" office:value="5500.2">
                <text:p>5500.2</text:p>
              </table:table-cell>
              <table:table-cell office:value-type="float" office:value="406.6">
                <text:p>406.6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1">
                <text:p>1</text:p>
              </table:table-cell>
              <table:table-cell office:value-type="float" office:value="5077.4">
                <text:p>5077.4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0">
                <text:p>0</text:p>
              </table:table-cell>
              <table:table-cell office:value-type="float" office:value="5894.4">
                <text:p>5894.4</text:p>
              </table:table-cell>
              <table:table-cell office:value-type="float" office:value="338.8">
                <text:p>338.8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0">
                <text:p>0</text:p>
              </table:table-cell>
              <table:table-cell office:value-type="float" office:value="3960.8">
                <text:p>3960.8</text:p>
              </table:table-cell>
              <table:table-cell office:value-type="float" office:value="358.8">
                <text:p>358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90_Threads  10/7/2011</text:p>
        </chart:title>
        <chart:legend chart:legend-position="end" svg:x="33.168cm" svg:y="5.598cm" chart:style-name="ch3"/>
        <chart:plot-area chart:style-name="ch4" table:cell-range-address="DISK_SUMM.B1:DISK_SUMM.D1 DISK_SUMM.A11:DISK_SUMM.D13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11:DISK_SUMM.D11" chart:label-cell-address="DISK_SUMM.A11:DISK_SUMM.A11" chart:class="chart:bar">
            <chart:data-point chart:repeated="3"/>
          </chart:series>
          <chart:series chart:style-name="ch9" chart:values-cell-range-address="DISK_SUMM.B12:DISK_SUMM.D12" chart:label-cell-address="DISK_SUMM.A12:DISK_SUMM.A12" chart:class="chart:bar">
            <chart:data-point chart:repeated="3"/>
          </chart:series>
          <chart:series chart:style-name="ch10" chart:values-cell-range-address="DISK_SUMM.B13:DISK_SUMM.D13" chart:label-cell-address="DISK_SUMM.A13:DISK_SUMM.A1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11:DISK_SUMM.A11">Avg.</text:p>
              </table:table-cell>
              <table:table-cell office:value-type="float" office:value="0.15">
                <text:p text:id="DISK_SUMM.B11:DISK_SUMM.D11">0.15</text:p>
              </table:table-cell>
              <table:table-cell office:value-type="float" office:value="3449.4">
                <text:p>3449.4</text:p>
              </table:table-cell>
              <table:table-cell office:value-type="float" office:value="252.825">
                <text:p>252.825</text:p>
              </table:table-cell>
            </table:table-row>
            <table:table-row>
              <table:table-cell office:value-type="string">
                <text:p text:id="DISK_SUMM.A12:DISK_SUMM.A12">WAvg.</text:p>
              </table:table-cell>
              <table:table-cell office:value-type="float" office:value="0.716666666666667">
                <text:p text:id="DISK_SUMM.B12:DISK_SUMM.D12">0.716666666666667</text:p>
              </table:table-cell>
              <table:table-cell office:value-type="float" office:value="1711.40911462863">
                <text:p>1711.40911462863</text:p>
              </table:table-cell>
              <table:table-cell office:value-type="float" office:value="101.164261346781">
                <text:p>101.164261346781</text:p>
              </table:table-cell>
            </table:table-row>
            <table:table-row>
              <table:table-cell office:value-type="string">
                <text:p text:id="DISK_SUMM.A13:DISK_SUMM.A13">Max.</text:p>
              </table:table-cell>
              <table:table-cell office:value-type="float" office:value="0.133333333333333">
                <text:p text:id="DISK_SUMM.B13:DISK_SUMM.D13">0.133333333333333</text:p>
              </table:table-cell>
              <table:table-cell office:value-type="float" office:value="733.590885371368">
                <text:p>733.590885371368</text:p>
              </table:table-cell>
              <table:table-cell office:value-type="float" office:value="52.6107386532187">
                <text:p>52.61073865321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90_Threads (Kbytes)  10/7/2011</text:p>
        </chart:title>
        <chart:legend chart:legend-position="end" svg:x="33.024cm" svg:y="5.599cm" chart:style-name="ch3"/>
        <chart:plot-area chart:style-name="ch4" table:cell-range-address="DISKBSIZE.B1:DISKBSIZE.F1 DISKBSIZE.B11:DISKBSIZE.F13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11:DISKBSIZE.F11" chart:class="chart:bar">
            <chart:data-point chart:repeated="5"/>
          </chart:series>
          <chart:series chart:style-name="ch9" chart:values-cell-range-address="DISKBSIZE.B12:DISKBSIZE.F12" chart:class="chart:bar">
            <chart:data-point chart:repeated="5"/>
          </chart:series>
          <chart:series chart:style-name="ch10" chart:values-cell-range-address="DISKBSIZE.B13:DISKBSIZE.F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10.5625">
                <text:p text:id="DISKBSIZE.B11:DISKBSIZE.F11">10.5625</text:p>
              </table:table-cell>
              <table:table-cell office:value-type="float" office:value="10.5625">
                <text:p>1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2.85986686390532">
                <text:p text:id="DISKBSIZE.B12:DISKBSIZE.F12">2.85986686390532</text:p>
              </table:table-cell>
              <table:table-cell office:value-type="float" office:value="2.85986686390532">
                <text:p>2.85986686390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3.97763313609468">
                <text:p text:id="DISKBSIZE.B13:DISKBSIZE.F13">3.97763313609468</text:p>
              </table:table-cell>
              <table:table-cell office:value-type="float" office:value="3.97763313609468">
                <text:p>3.97763313609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812cm" svg:y="0.256cm" chart:style-name="ch2">
          <text:p>Disk Block Size JMeter_Test_90_Threads (Kbytes)  10/7/2011</text:p>
        </chart:title>
        <chart:legend chart:legend-position="end" svg:x="33.368cm" svg:y="5.13cm" chart:style-name="ch3"/>
        <chart:plot-area chart:style-name="ch4" table:cell-range-address="DISKBSIZE.A1:DISKBSIZE.F9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9" chart:label-cell-address="DISKBSIZE.B1:DISKBSIZE.B1" chart:class="chart:line">
            <chart:data-point chart:repeated="8"/>
          </chart:series>
          <chart:series chart:style-name="ch9" chart:values-cell-range-address="DISKBSIZE.C2:DISKBSIZE.C9" chart:label-cell-address="DISKBSIZE.C1:DISKBSIZE.C1" chart:class="chart:line">
            <chart:data-point chart:repeated="8"/>
          </chart:series>
          <chart:series chart:style-name="ch10" chart:values-cell-range-address="DISKBSIZE.D2:DISKBSIZE.D9" chart:label-cell-address="DISKBSIZE.D1:DISKBSIZE.D1" chart:class="chart:line">
            <chart:data-point chart:repeated="8"/>
          </chart:series>
          <chart:series chart:style-name="ch11" chart:values-cell-range-address="DISKBSIZE.E2:DISKBSIZE.E9" chart:label-cell-address="DISKBSIZE.E1:DISKBSIZE.E1" chart:class="chart:line">
            <chart:data-point chart:repeated="8"/>
          </chart:series>
          <chart:series chart:style-name="ch12" chart:values-cell-range-address="DISKBSIZE.F2:DISKBSIZE.F9" chart:label-cell-address="DISKBSIZE.F1:DISKBSIZE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9">11:26:43</text:p>
              </table:table-cell>
              <table:table-cell office:value-type="float" office:value="0">
                <text:p text:id="DISKBSIZE.B2:DISKBSIZE.B9">0</text:p>
              </table:table-cell>
              <table:table-cell office:value-type="float" office:value="0">
                <text:p text:id="DISKBSIZE.C2:DISKBSIZE.C9">0</text:p>
              </table:table-cell>
              <table:table-cell office:value-type="float" office:value="0">
                <text:p text:id="DISKBSIZE.D2:DISKBSIZE.D9">0</text:p>
              </table:table-cell>
              <table:table-cell office:value-type="float" office:value="0">
                <text:p text:id="DISKBSIZE.E2:DISKBSIZE.E9">0</text:p>
              </table:table-cell>
              <table:table-cell office:value-type="float" office:value="0">
                <text:p text:id="DISKBSIZE.F2:DISKBSIZE.F9">0</text:p>
              </table:table-cell>
            </table:table-row>
            <table:table-row>
              <table:table-cell office:value-type="string">
                <text:p>11:27:13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43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13</text:p>
              </table:table-cell>
              <table:table-cell office:value-type="float" office:value="16.4">
                <text:p>16.4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13</text:p>
              </table:table-cell>
              <table:table-cell office:value-type="float" office:value="13.1">
                <text:p>13.1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17.4">
                <text:p>17.4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90_Threads  10/7/2011</text:p>
        </chart:title>
        <chart:legend chart:legend-position="end" svg:x="33.024cm" svg:y="5.599cm" chart:style-name="ch3"/>
        <chart:plot-area chart:style-name="ch4" table:cell-range-address="DISKBUSY.B1:DISKBUSY.F1 DISKBUSY.B11:DISKBUSY.F13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11:DISKBUSY.F11" chart:class="chart:bar">
            <chart:data-point chart:repeated="5"/>
          </chart:series>
          <chart:series chart:style-name="ch9" chart:values-cell-range-address="DISKBUSY.B12:DISKBUSY.F12" chart:class="chart:bar">
            <chart:data-point chart:repeated="5"/>
          </chart:series>
          <chart:series chart:style-name="ch10" chart:values-cell-range-address="DISKBUSY.B13:DISKBUSY.F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45.9375">
                <text:p text:id="DISKBUSY.B11:DISKBUSY.F11">45.9375</text:p>
              </table:table-cell>
              <table:table-cell office:value-type="float" office:value="45.9375">
                <text:p>45.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18.4761870748299">
                <text:p text:id="DISKBUSY.B12:DISKBUSY.F12">18.4761870748299</text:p>
              </table:table-cell>
              <table:table-cell office:value-type="float" office:value="18.4761870748299">
                <text:p>18.4761870748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9.88631292517006">
                <text:p text:id="DISKBUSY.B13:DISKBUSY.F13">9.88631292517006</text:p>
              </table:table-cell>
              <table:table-cell office:value-type="float" office:value="9.88631292517006">
                <text:p>9.88631292517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